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1" table:default-cell-style-name="Default"/>
        <table:table-row table:style-name="ro2">
          <table:table-cell office:value-type="string">
            <text:p>Model Elements</text:p>
          </table:table-cell>
          <table:table-cell office:value-type="string">
            <text:p>EcoreUtilCopy (256MB)</text:p>
          </table:table-cell>
          <table:table-cell office:value-type="string">
            <text:p>EcoreUtil Copy</text:p>
          </table:table-cell>
          <table:table-cell office:value-type="string">
            <text:p>QVTc Code Generated (256MB)</text:p>
          </table:table-cell>
          <table:table-cell office:value-type="string">
            <text:p>QVTc Code Generated</text:p>
          </table:table-cell>
          <table:table-cell office:value-type="string">
            <text:p>QVTc Interpreted (256MB)</text:p>
          </table:table-cell>
          <table:table-cell office:value-type="string">
            <text:p>QVTc Interpreted</text:p>
          </table:table-cell>
          <table:table-cell table:number-columns-repeated="2"/>
          <table:table-cell office:value-type="string">
            <text:p>ManualCopy (256MB)</text:p>
          </table:table-cell>
          <table:table-cell office:value-type="string">
            <text:p>Manual Copy</text:p>
          </table:table-cell>
          <table:table-cell office:value-type="string">
            <text:p>ManualInPlace (256MB)</text:p>
          </table:table-cell>
          <table:table-cell office:value-type="string">
            <text:p>Manual In Place</text:p>
          </table:table-cell>
          <table:table-cell office:value-type="string">
            <text:p>QVTo Interpreted (256MB)</text:p>
          </table:table-cell>
          <table:table-cell office:value-type="string">
            <text:p>QVTo Interpreted</text:p>
          </table:table-cell>
          <table:table-cell/>
          <table:table-cell office:value-type="string">
            <text:p>ATL - old VM</text:p>
          </table:table-cell>
          <table:table-cell/>
          <table:table-cell office:value-type="string">
            <text:p>ATL - EMFTVM</text:p>
          </table:table-cell>
          <table:table-cell/>
          <table:table-cell office:value-type="string">
            <text:p>ETL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699">
            <text:p>0.000699</text:p>
          </table:table-cell>
          <table:table-cell office:value-type="float" office:value="0.000534">
            <text:p>0.000534</text:p>
          </table:table-cell>
          <table:table-cell office:value-type="float" office:value="0.000609">
            <text:p>0.000609</text:p>
          </table:table-cell>
          <table:table-cell office:value-type="float" office:value="0.000706">
            <text:p>0.000706</text:p>
          </table:table-cell>
          <table:table-cell office:value-type="float" office:value="0.001865">
            <text:p>0.001865</text:p>
          </table:table-cell>
          <table:table-cell office:value-type="float" office:value="0.002286">
            <text:p>0.002286</text:p>
          </table:table-cell>
          <table:table-cell table:formula="of:=[.E2]/[.C2]" office:value-type="float" office:value="1.32209737827715">
            <text:p>1.3220973783</text:p>
          </table:table-cell>
          <table:table-cell table:formula="of:=[.G2]/[.E2]" office:value-type="float" office:value="3.23796033994334">
            <text:p>3.2379603399</text:p>
          </table:table-cell>
          <table:table-cell table:number-columns-repeated="2" office:value-type="float" office:value="0.000013">
            <text:p>0.000013</text:p>
          </table:table-cell>
          <table:table-cell table:number-columns-repeated="2" office:value-type="float" office:value="0.000007">
            <text:p>0.000007</text:p>
          </table:table-cell>
          <table:table-cell office:value-type="float" office:value="0.004272">
            <text:p>0.004272</text:p>
          </table:table-cell>
          <table:table-cell office:value-type="float" office:value="0.004235">
            <text:p>0.004235</text:p>
          </table:table-cell>
          <table:table-cell/>
          <table:table-cell office:value-type="float" office:value="0.027285">
            <text:p>0.027285</text:p>
          </table:table-cell>
          <table:table-cell/>
          <table:table-cell office:value-type="float" office:value="0.002008">
            <text:p>0.002008</text:p>
          </table:table-cell>
          <table:table-cell/>
          <table:table-cell office:value-type="float" office:value="0.002753">
            <text:p>0.00275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000099">
            <text:p>0.000099</text:p>
          </table:table-cell>
          <table:table-cell office:value-type="float" office:value="0.000107">
            <text:p>0.000107</text:p>
          </table:table-cell>
          <table:table-cell office:value-type="float" office:value="0.000313">
            <text:p>0.000313</text:p>
          </table:table-cell>
          <table:table-cell office:value-type="float" office:value="0.000463">
            <text:p>0.000463</text:p>
          </table:table-cell>
          <table:table-cell office:value-type="float" office:value="0.001875">
            <text:p>0.001875</text:p>
          </table:table-cell>
          <table:table-cell office:value-type="float" office:value="0.002348">
            <text:p>0.002348</text:p>
          </table:table-cell>
          <table:table-cell table:formula="of:=[.E3]/[.C3]" office:value-type="float" office:value="4.32710280373832">
            <text:p>4.3271028037</text:p>
          </table:table-cell>
          <table:table-cell table:formula="of:=[.G2]/[.E3]" office:value-type="float" office:value="4.93736501079914">
            <text:p>4.9373650108</text:p>
          </table:table-cell>
          <table:table-cell office:value-type="float" office:value="0.000013">
            <text:p>0.000013</text:p>
          </table:table-cell>
          <table:table-cell office:value-type="float" office:value="0.000014">
            <text:p>0.000014</text:p>
          </table:table-cell>
          <table:table-cell office:value-type="float" office:value="0.000007">
            <text:p>0.000007</text:p>
          </table:table-cell>
          <table:table-cell office:value-type="float" office:value="0.000008">
            <text:p>0.000008</text:p>
          </table:table-cell>
          <table:table-cell office:value-type="float" office:value="0.003874">
            <text:p>0.003874</text:p>
          </table:table-cell>
          <table:table-cell office:value-type="float" office:value="0.003924">
            <text:p>0.003924</text:p>
          </table:table-cell>
          <table:table-cell/>
          <table:table-cell office:value-type="float" office:value="0.013985">
            <text:p>0.013985</text:p>
          </table:table-cell>
          <table:table-cell/>
          <table:table-cell office:value-type="float" office:value="0.001778">
            <text:p>0.001778</text:p>
          </table:table-cell>
          <table:table-cell/>
          <table:table-cell office:value-type="float" office:value="0.002649">
            <text:p>0.00264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001267">
            <text:p>0.001267</text:p>
          </table:table-cell>
          <table:table-cell office:value-type="float" office:value="0.000545">
            <text:p>0.000545</text:p>
          </table:table-cell>
          <table:table-cell office:value-type="float" office:value="0.000372">
            <text:p>0.000372</text:p>
          </table:table-cell>
          <table:table-cell office:value-type="float" office:value="0.000313">
            <text:p>0.000313</text:p>
          </table:table-cell>
          <table:table-cell office:value-type="float" office:value="0.002178">
            <text:p>0.002178</text:p>
          </table:table-cell>
          <table:table-cell office:value-type="float" office:value="0.002365">
            <text:p>0.002365</text:p>
          </table:table-cell>
          <table:table-cell table:formula="of:=[.E4]/[.C4]" office:value-type="float" office:value="0.574311926605504">
            <text:p>0.5743119266</text:p>
          </table:table-cell>
          <table:table-cell table:formula="of:=[.G3]/[.E4]" office:value-type="float" office:value="7.50159744408946">
            <text:p>7.5015974441</text:p>
          </table:table-cell>
          <table:table-cell office:value-type="float" office:value="0.000015">
            <text:p>0.000015</text:p>
          </table:table-cell>
          <table:table-cell office:value-type="float" office:value="0.000017">
            <text:p>0.000017</text:p>
          </table:table-cell>
          <table:table-cell table:number-columns-repeated="2" office:value-type="float" office:value="0.000009">
            <text:p>0.000009</text:p>
          </table:table-cell>
          <table:table-cell office:value-type="float" office:value="0.003084">
            <text:p>0.003084</text:p>
          </table:table-cell>
          <table:table-cell office:value-type="float" office:value="0.003313">
            <text:p>0.003313</text:p>
          </table:table-cell>
          <table:table-cell/>
          <table:table-cell office:value-type="float" office:value="0.013006">
            <text:p>0.013006</text:p>
          </table:table-cell>
          <table:table-cell/>
          <table:table-cell office:value-type="float" office:value="0.001444">
            <text:p>0.001444</text:p>
          </table:table-cell>
          <table:table-cell/>
          <table:table-cell office:value-type="float" office:value="0.003147">
            <text:p>0.00314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000206">
            <text:p>0.000206</text:p>
          </table:table-cell>
          <table:table-cell office:value-type="float" office:value="0.000355">
            <text:p>0.000355</text:p>
          </table:table-cell>
          <table:table-cell office:value-type="float" office:value="0.000505">
            <text:p>0.000505</text:p>
          </table:table-cell>
          <table:table-cell office:value-type="float" office:value="0.000271">
            <text:p>0.000271</text:p>
          </table:table-cell>
          <table:table-cell office:value-type="float" office:value="0.010741">
            <text:p>0.010741</text:p>
          </table:table-cell>
          <table:table-cell office:value-type="float" office:value="0.003761">
            <text:p>0.003761</text:p>
          </table:table-cell>
          <table:table-cell table:formula="of:=[.E5]/[.C5]" office:value-type="float" office:value="0.763380281690141">
            <text:p>0.7633802817</text:p>
          </table:table-cell>
          <table:table-cell table:formula="of:=[.G4]/[.E5]" office:value-type="float" office:value="8.72693726937269">
            <text:p>8.7269372694</text:p>
          </table:table-cell>
          <table:table-cell office:value-type="float" office:value="0.00002">
            <text:p>0.00002</text:p>
          </table:table-cell>
          <table:table-cell office:value-type="float" office:value="0.000019">
            <text:p>0.000019</text:p>
          </table:table-cell>
          <table:table-cell office:value-type="float" office:value="0.00001">
            <text:p>0.00001</text:p>
          </table:table-cell>
          <table:table-cell office:value-type="float" office:value="0.000011">
            <text:p>0.000011</text:p>
          </table:table-cell>
          <table:table-cell office:value-type="float" office:value="0.005576">
            <text:p>0.005576</text:p>
          </table:table-cell>
          <table:table-cell office:value-type="float" office:value="0.004157">
            <text:p>0.004157</text:p>
          </table:table-cell>
          <table:table-cell/>
          <table:table-cell office:value-type="float" office:value="0.011563">
            <text:p>0.011563</text:p>
          </table:table-cell>
          <table:table-cell/>
          <table:table-cell office:value-type="float" office:value="0.002257">
            <text:p>0.002257</text:p>
          </table:table-cell>
          <table:table-cell/>
          <table:table-cell office:value-type="float" office:value="0.006051">
            <text:p>0.00605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000249">
            <text:p>0.000249</text:p>
          </table:table-cell>
          <table:table-cell office:value-type="float" office:value="0.000337">
            <text:p>0.000337</text:p>
          </table:table-cell>
          <table:table-cell office:value-type="float" office:value="0.000335">
            <text:p>0.000335</text:p>
          </table:table-cell>
          <table:table-cell office:value-type="float" office:value="0.000377">
            <text:p>0.000377</text:p>
          </table:table-cell>
          <table:table-cell office:value-type="float" office:value="0.003995">
            <text:p>0.003995</text:p>
          </table:table-cell>
          <table:table-cell office:value-type="float" office:value="0.003674">
            <text:p>0.003674</text:p>
          </table:table-cell>
          <table:table-cell table:formula="of:=[.E6]/[.C6]" office:value-type="float" office:value="1.1186943620178">
            <text:p>1.118694362</text:p>
          </table:table-cell>
          <table:table-cell table:formula="of:=[.G5]/[.E6]" office:value-type="float" office:value="9.97612732095491">
            <text:p>9.976127321</text:p>
          </table:table-cell>
          <table:table-cell office:value-type="float" office:value="0.000024">
            <text:p>0.000024</text:p>
          </table:table-cell>
          <table:table-cell office:value-type="float" office:value="0.000026">
            <text:p>0.000026</text:p>
          </table:table-cell>
          <table:table-cell office:value-type="float" office:value="0.000013">
            <text:p>0.000013</text:p>
          </table:table-cell>
          <table:table-cell office:value-type="float" office:value="0.000011">
            <text:p>0.000011</text:p>
          </table:table-cell>
          <table:table-cell office:value-type="float" office:value="0.004217">
            <text:p>0.004217</text:p>
          </table:table-cell>
          <table:table-cell office:value-type="float" office:value="0.004878">
            <text:p>0.004878</text:p>
          </table:table-cell>
          <table:table-cell/>
          <table:table-cell office:value-type="float" office:value="0.023383">
            <text:p>0.023383</text:p>
          </table:table-cell>
          <table:table-cell/>
          <table:table-cell office:value-type="float" office:value="0.004265">
            <text:p>0.004265</text:p>
          </table:table-cell>
          <table:table-cell/>
          <table:table-cell office:value-type="float" office:value="0.007701">
            <text:p>0.007701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378">
            <text:p>0.000378</text:p>
          </table:table-cell>
          <table:table-cell office:value-type="float" office:value="0.000875">
            <text:p>0.000875</text:p>
          </table:table-cell>
          <table:table-cell office:value-type="float" office:value="0.000326">
            <text:p>0.000326</text:p>
          </table:table-cell>
          <table:table-cell office:value-type="float" office:value="0.0003">
            <text:p>0.0003</text:p>
          </table:table-cell>
          <table:table-cell office:value-type="float" office:value="0.005794">
            <text:p>0.005794</text:p>
          </table:table-cell>
          <table:table-cell office:value-type="float" office:value="0.00475">
            <text:p>0.00475</text:p>
          </table:table-cell>
          <table:table-cell table:formula="of:=[.E7]/[.C7]" office:value-type="float" office:value="0.342857142857143">
            <text:p>0.3428571429</text:p>
          </table:table-cell>
          <table:table-cell table:formula="of:=[.G6]/[.E7]" office:value-type="float" office:value="12.2466666666667">
            <text:p>12.2466666667</text:p>
          </table:table-cell>
          <table:table-cell office:value-type="float" office:value="0.000029">
            <text:p>0.000029</text:p>
          </table:table-cell>
          <table:table-cell office:value-type="float" office:value="0.000031">
            <text:p>0.000031</text:p>
          </table:table-cell>
          <table:table-cell office:value-type="float" office:value="0.000022">
            <text:p>0.000022</text:p>
          </table:table-cell>
          <table:table-cell office:value-type="float" office:value="0.000018">
            <text:p>0.000018</text:p>
          </table:table-cell>
          <table:table-cell office:value-type="float" office:value="0.005055">
            <text:p>0.005055</text:p>
          </table:table-cell>
          <table:table-cell office:value-type="float" office:value="0.005724">
            <text:p>0.005724</text:p>
          </table:table-cell>
          <table:table-cell/>
          <table:table-cell office:value-type="float" office:value="0.009956">
            <text:p>0.009956</text:p>
          </table:table-cell>
          <table:table-cell/>
          <table:table-cell office:value-type="float" office:value="0.005628">
            <text:p>0.005628</text:p>
          </table:table-cell>
          <table:table-cell/>
          <table:table-cell office:value-type="float" office:value="0.009414">
            <text:p>0.009414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0.000651">
            <text:p>0.000651</text:p>
          </table:table-cell>
          <table:table-cell office:value-type="float" office:value="0.000318">
            <text:p>0.000318</text:p>
          </table:table-cell>
          <table:table-cell office:value-type="float" office:value="0.000426">
            <text:p>0.000426</text:p>
          </table:table-cell>
          <table:table-cell office:value-type="float" office:value="0.000492">
            <text:p>0.000492</text:p>
          </table:table-cell>
          <table:table-cell office:value-type="float" office:value="0.007123">
            <text:p>0.007123</text:p>
          </table:table-cell>
          <table:table-cell office:value-type="float" office:value="0.006848">
            <text:p>0.006848</text:p>
          </table:table-cell>
          <table:table-cell table:formula="of:=[.E8]/[.C8]" office:value-type="float" office:value="1.54716981132075">
            <text:p>1.5471698113</text:p>
          </table:table-cell>
          <table:table-cell table:formula="of:=[.G7]/[.E8]" office:value-type="float" office:value="9.65447154471545">
            <text:p>9.6544715447</text:p>
          </table:table-cell>
          <table:table-cell office:value-type="float" office:value="0.000036">
            <text:p>0.000036</text:p>
          </table:table-cell>
          <table:table-cell office:value-type="float" office:value="0.000037">
            <text:p>0.000037</text:p>
          </table:table-cell>
          <table:table-cell table:number-columns-repeated="2" office:value-type="float" office:value="0.00002">
            <text:p>0.00002</text:p>
          </table:table-cell>
          <table:table-cell office:value-type="float" office:value="0.006427">
            <text:p>0.006427</text:p>
          </table:table-cell>
          <table:table-cell office:value-type="float" office:value="0.007285">
            <text:p>0.007285</text:p>
          </table:table-cell>
          <table:table-cell/>
          <table:table-cell office:value-type="float" office:value="0.010618">
            <text:p>0.010618</text:p>
          </table:table-cell>
          <table:table-cell/>
          <table:table-cell office:value-type="float" office:value="0.009122">
            <text:p>0.009122</text:p>
          </table:table-cell>
          <table:table-cell/>
          <table:table-cell office:value-type="float" office:value="0.013964">
            <text:p>0.013964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0.000738">
            <text:p>0.000738</text:p>
          </table:table-cell>
          <table:table-cell office:value-type="float" office:value="0.000426">
            <text:p>0.000426</text:p>
          </table:table-cell>
          <table:table-cell office:value-type="float" office:value="0.000602">
            <text:p>0.000602</text:p>
          </table:table-cell>
          <table:table-cell office:value-type="float" office:value="0.000514">
            <text:p>0.000514</text:p>
          </table:table-cell>
          <table:table-cell office:value-type="float" office:value="0.010117">
            <text:p>0.010117</text:p>
          </table:table-cell>
          <table:table-cell office:value-type="float" office:value="0.010345">
            <text:p>0.010345</text:p>
          </table:table-cell>
          <table:table-cell table:formula="of:=[.E9]/[.C9]" office:value-type="float" office:value="1.20657276995305">
            <text:p>1.20657277</text:p>
          </table:table-cell>
          <table:table-cell table:formula="of:=[.G8]/[.E9]" office:value-type="float" office:value="13.3229571984436">
            <text:p>13.3229571984</text:p>
          </table:table-cell>
          <table:table-cell office:value-type="float" office:value="0.000053">
            <text:p>0.000053</text:p>
          </table:table-cell>
          <table:table-cell office:value-type="float" office:value="0.000058">
            <text:p>0.000058</text:p>
          </table:table-cell>
          <table:table-cell office:value-type="float" office:value="0.000023">
            <text:p>0.000023</text:p>
          </table:table-cell>
          <table:table-cell office:value-type="float" office:value="0.000025">
            <text:p>0.000025</text:p>
          </table:table-cell>
          <table:table-cell office:value-type="float" office:value="0.013703">
            <text:p>0.013703</text:p>
          </table:table-cell>
          <table:table-cell office:value-type="float" office:value="0.008946">
            <text:p>0.008946</text:p>
          </table:table-cell>
          <table:table-cell/>
          <table:table-cell office:value-type="float" office:value="0.010675">
            <text:p>0.010675</text:p>
          </table:table-cell>
          <table:table-cell/>
          <table:table-cell office:value-type="float" office:value="0.011483">
            <text:p>0.011483</text:p>
          </table:table-cell>
          <table:table-cell/>
          <table:table-cell office:value-type="float" office:value="0.019751">
            <text:p>0.019751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0.000571">
            <text:p>0.000571</text:p>
          </table:table-cell>
          <table:table-cell office:value-type="float" office:value="0.000432">
            <text:p>0.000432</text:p>
          </table:table-cell>
          <table:table-cell office:value-type="float" office:value="0.000667">
            <text:p>0.000667</text:p>
          </table:table-cell>
          <table:table-cell office:value-type="float" office:value="0.000573">
            <text:p>0.000573</text:p>
          </table:table-cell>
          <table:table-cell office:value-type="float" office:value="0.013842">
            <text:p>0.013842</text:p>
          </table:table-cell>
          <table:table-cell office:value-type="float" office:value="0.014563">
            <text:p>0.014563</text:p>
          </table:table-cell>
          <table:table-cell table:formula="of:=[.E10]/[.C10]" office:value-type="float" office:value="1.32638888888889">
            <text:p>1.3263888889</text:p>
          </table:table-cell>
          <table:table-cell table:formula="of:=[.G9]/[.E10]" office:value-type="float" office:value="18.0541012216405">
            <text:p>18.0541012216</text:p>
          </table:table-cell>
          <table:table-cell office:value-type="float" office:value="0.00007">
            <text:p>0.00007</text:p>
          </table:table-cell>
          <table:table-cell office:value-type="float" office:value="0.000069">
            <text:p>0.000069</text:p>
          </table:table-cell>
          <table:table-cell office:value-type="float" office:value="0.000029">
            <text:p>0.000029</text:p>
          </table:table-cell>
          <table:table-cell office:value-type="float" office:value="0.000027">
            <text:p>0.000027</text:p>
          </table:table-cell>
          <table:table-cell office:value-type="float" office:value="0.013308">
            <text:p>0.013308</text:p>
          </table:table-cell>
          <table:table-cell office:value-type="float" office:value="0.011178">
            <text:p>0.011178</text:p>
          </table:table-cell>
          <table:table-cell/>
          <table:table-cell office:value-type="float" office:value="0.011897">
            <text:p>0.011897</text:p>
          </table:table-cell>
          <table:table-cell/>
          <table:table-cell office:value-type="float" office:value="0.014013">
            <text:p>0.014013</text:p>
          </table:table-cell>
          <table:table-cell/>
          <table:table-cell office:value-type="float" office:value="0.035356">
            <text:p>0.035356</text:p>
          </table:table-cell>
        </table:table-row>
        <table:table-row table:style-name="ro2">
          <table:table-cell office:value-type="float" office:value="460">
            <text:p>460</text:p>
          </table:table-cell>
          <table:table-cell office:value-type="float" office:value="0.001283">
            <text:p>0.001283</text:p>
          </table:table-cell>
          <table:table-cell office:value-type="float" office:value="0.000707">
            <text:p>0.000707</text:p>
          </table:table-cell>
          <table:table-cell office:value-type="float" office:value="0.000775">
            <text:p>0.000775</text:p>
          </table:table-cell>
          <table:table-cell office:value-type="float" office:value="0.000512">
            <text:p>0.000512</text:p>
          </table:table-cell>
          <table:table-cell office:value-type="float" office:value="0.020035">
            <text:p>0.020035</text:p>
          </table:table-cell>
          <table:table-cell office:value-type="float" office:value="0.020191">
            <text:p>0.020191</text:p>
          </table:table-cell>
          <table:table-cell table:formula="of:=[.E11]/[.C11]" office:value-type="float" office:value="0.724186704384724">
            <text:p>0.7241867044</text:p>
          </table:table-cell>
          <table:table-cell table:formula="of:=[.G10]/[.E11]" office:value-type="float" office:value="28.443359375">
            <text:p>28.443359375</text:p>
          </table:table-cell>
          <table:table-cell office:value-type="float" office:value="0.000102">
            <text:p>0.000102</text:p>
          </table:table-cell>
          <table:table-cell office:value-type="float" office:value="0.000103">
            <text:p>0.000103</text:p>
          </table:table-cell>
          <table:table-cell office:value-type="float" office:value="0.00004">
            <text:p>0.00004</text:p>
          </table:table-cell>
          <table:table-cell office:value-type="float" office:value="0.000038">
            <text:p>0.000038</text:p>
          </table:table-cell>
          <table:table-cell office:value-type="float" office:value="0.017382">
            <text:p>0.017382</text:p>
          </table:table-cell>
          <table:table-cell office:value-type="float" office:value="0.017376">
            <text:p>0.017376</text:p>
          </table:table-cell>
          <table:table-cell/>
          <table:table-cell office:value-type="float" office:value="0.013035">
            <text:p>0.013035</text:p>
          </table:table-cell>
          <table:table-cell/>
          <table:table-cell office:value-type="float" office:value="0.01377">
            <text:p>0.01377</text:p>
          </table:table-cell>
          <table:table-cell/>
          <table:table-cell office:value-type="float" office:value="0.039425">
            <text:p>0.039425</text:p>
          </table:table-cell>
        </table:table-row>
        <table:table-row table:style-name="ro2">
          <table:table-cell office:value-type="float" office:value="680">
            <text:p>680</text:p>
          </table:table-cell>
          <table:table-cell office:value-type="float" office:value="0.001022">
            <text:p>0.001022</text:p>
          </table:table-cell>
          <table:table-cell office:value-type="float" office:value="0.000733">
            <text:p>0.000733</text:p>
          </table:table-cell>
          <table:table-cell office:value-type="float" office:value="0.001044">
            <text:p>0.001044</text:p>
          </table:table-cell>
          <table:table-cell office:value-type="float" office:value="0.000686">
            <text:p>0.000686</text:p>
          </table:table-cell>
          <table:table-cell office:value-type="float" office:value="0.029174">
            <text:p>0.029174</text:p>
          </table:table-cell>
          <table:table-cell office:value-type="float" office:value="0.028666">
            <text:p>0.028666</text:p>
          </table:table-cell>
          <table:table-cell table:formula="of:=[.E12]/[.C12]" office:value-type="float" office:value="0.935879945429741">
            <text:p>0.9358799454</text:p>
          </table:table-cell>
          <table:table-cell table:formula="of:=[.G11]/[.E12]" office:value-type="float" office:value="29.432944606414">
            <text:p>29.4329446064</text:p>
          </table:table-cell>
          <table:table-cell office:value-type="float" office:value="0.000205">
            <text:p>0.000205</text:p>
          </table:table-cell>
          <table:table-cell office:value-type="float" office:value="0.000164">
            <text:p>0.000164</text:p>
          </table:table-cell>
          <table:table-cell office:value-type="float" office:value="0.000054">
            <text:p>0.000054</text:p>
          </table:table-cell>
          <table:table-cell office:value-type="float" office:value="0.000057">
            <text:p>0.000057</text:p>
          </table:table-cell>
          <table:table-cell office:value-type="float" office:value="0.021512">
            <text:p>0.021512</text:p>
          </table:table-cell>
          <table:table-cell office:value-type="float" office:value="0.023695">
            <text:p>0.023695</text:p>
          </table:table-cell>
          <table:table-cell/>
          <table:table-cell office:value-type="float" office:value="0.015072">
            <text:p>0.015072</text:p>
          </table:table-cell>
          <table:table-cell/>
          <table:table-cell office:value-type="float" office:value="0.019217">
            <text:p>0.019217</text:p>
          </table:table-cell>
          <table:table-cell/>
          <table:table-cell office:value-type="float" office:value="0.057557">
            <text:p>0.057557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1181">
            <text:p>0.001181</text:p>
          </table:table-cell>
          <table:table-cell office:value-type="float" office:value="0.000695">
            <text:p>0.000695</text:p>
          </table:table-cell>
          <table:table-cell office:value-type="float" office:value="0.001496">
            <text:p>0.001496</text:p>
          </table:table-cell>
          <table:table-cell office:value-type="float" office:value="0.001814">
            <text:p>0.001814</text:p>
          </table:table-cell>
          <table:table-cell office:value-type="float" office:value="0.042712">
            <text:p>0.042712</text:p>
          </table:table-cell>
          <table:table-cell office:value-type="float" office:value="0.042517">
            <text:p>0.042517</text:p>
          </table:table-cell>
          <table:table-cell table:formula="of:=[.E13]/[.C13]" office:value-type="float" office:value="2.61007194244604">
            <text:p>2.6100719424</text:p>
          </table:table-cell>
          <table:table-cell table:formula="of:=[.G12]/[.E13]" office:value-type="float" office:value="15.8026460859978">
            <text:p>15.802646086</text:p>
          </table:table-cell>
          <table:table-cell office:value-type="float" office:value="0.000285">
            <text:p>0.000285</text:p>
          </table:table-cell>
          <table:table-cell office:value-type="float" office:value="0.000234">
            <text:p>0.000234</text:p>
          </table:table-cell>
          <table:table-cell office:value-type="float" office:value="0.00008">
            <text:p>0.00008</text:p>
          </table:table-cell>
          <table:table-cell office:value-type="float" office:value="0.000076">
            <text:p>0.000076</text:p>
          </table:table-cell>
          <table:table-cell office:value-type="float" office:value="0.029426">
            <text:p>0.029426</text:p>
          </table:table-cell>
          <table:table-cell office:value-type="float" office:value="0.027612">
            <text:p>0.027612</text:p>
          </table:table-cell>
          <table:table-cell/>
          <table:table-cell office:value-type="float" office:value="0.019389">
            <text:p>0.019389</text:p>
          </table:table-cell>
          <table:table-cell/>
          <table:table-cell office:value-type="float" office:value="0.025474">
            <text:p>0.025474</text:p>
          </table:table-cell>
          <table:table-cell/>
          <table:table-cell office:value-type="float" office:value="0.088318">
            <text:p>0.088318</text:p>
          </table:table-cell>
        </table:table-row>
        <table:table-row table:style-name="ro2">
          <table:table-cell office:value-type="float" office:value="1470">
            <text:p>1470</text:p>
          </table:table-cell>
          <table:table-cell office:value-type="float" office:value="0.001415">
            <text:p>0.001415</text:p>
          </table:table-cell>
          <table:table-cell office:value-type="float" office:value="0.001497">
            <text:p>0.001497</text:p>
          </table:table-cell>
          <table:table-cell office:value-type="float" office:value="0.001867">
            <text:p>0.001867</text:p>
          </table:table-cell>
          <table:table-cell office:value-type="float" office:value="0.001826">
            <text:p>0.001826</text:p>
          </table:table-cell>
          <table:table-cell office:value-type="float" office:value="0.061571">
            <text:p>0.061571</text:p>
          </table:table-cell>
          <table:table-cell office:value-type="float" office:value="0.061075">
            <text:p>0.061075</text:p>
          </table:table-cell>
          <table:table-cell table:formula="of:=[.E14]/[.C14]" office:value-type="float" office:value="1.21977287909152">
            <text:p>1.2197728791</text:p>
          </table:table-cell>
          <table:table-cell table:formula="of:=[.G13]/[.E14]" office:value-type="float" office:value="23.2842278203724">
            <text:p>23.2842278204</text:p>
          </table:table-cell>
          <table:table-cell office:value-type="float" office:value="0.000333">
            <text:p>0.000333</text:p>
          </table:table-cell>
          <table:table-cell office:value-type="float" office:value="0.000357">
            <text:p>0.000357</text:p>
          </table:table-cell>
          <table:table-cell office:value-type="float" office:value="0.000123">
            <text:p>0.000123</text:p>
          </table:table-cell>
          <table:table-cell office:value-type="float" office:value="0.000127">
            <text:p>0.000127</text:p>
          </table:table-cell>
          <table:table-cell office:value-type="float" office:value="0.059407">
            <text:p>0.059407</text:p>
          </table:table-cell>
          <table:table-cell office:value-type="float" office:value="0.054327">
            <text:p>0.054327</text:p>
          </table:table-cell>
          <table:table-cell/>
          <table:table-cell office:value-type="float" office:value="0.024422">
            <text:p>0.024422</text:p>
          </table:table-cell>
          <table:table-cell/>
          <table:table-cell office:value-type="float" office:value="0.024755">
            <text:p>0.024755</text:p>
          </table:table-cell>
          <table:table-cell/>
          <table:table-cell office:value-type="float" office:value="0.125191">
            <text:p>0.125191</text:p>
          </table:table-cell>
        </table:table-row>
        <table:table-row table:style-name="ro2">
          <table:table-cell office:value-type="float" office:value="2150">
            <text:p>2150</text:p>
          </table:table-cell>
          <table:table-cell office:value-type="float" office:value="0.002479">
            <text:p>0.002479</text:p>
          </table:table-cell>
          <table:table-cell office:value-type="float" office:value="0.001516">
            <text:p>0.001516</text:p>
          </table:table-cell>
          <table:table-cell office:value-type="float" office:value="0.003048">
            <text:p>0.003048</text:p>
          </table:table-cell>
          <table:table-cell office:value-type="float" office:value="0.003005">
            <text:p>0.003005</text:p>
          </table:table-cell>
          <table:table-cell office:value-type="float" office:value="0.092614">
            <text:p>0.092614</text:p>
          </table:table-cell>
          <table:table-cell office:value-type="float" office:value="0.090019">
            <text:p>0.090019</text:p>
          </table:table-cell>
          <table:table-cell table:formula="of:=[.E15]/[.C15]" office:value-type="float" office:value="1.98218997361478">
            <text:p>1.9821899736</text:p>
          </table:table-cell>
          <table:table-cell table:formula="of:=[.G14]/[.E15]" office:value-type="float" office:value="20.324459234609">
            <text:p>20.3244592346</text:p>
          </table:table-cell>
          <table:table-cell office:value-type="float" office:value="0.00045">
            <text:p>0.00045</text:p>
          </table:table-cell>
          <table:table-cell office:value-type="float" office:value="0.000466">
            <text:p>0.000466</text:p>
          </table:table-cell>
          <table:table-cell office:value-type="float" office:value="0.000162">
            <text:p>0.000162</text:p>
          </table:table-cell>
          <table:table-cell office:value-type="float" office:value="0.000146">
            <text:p>0.000146</text:p>
          </table:table-cell>
          <table:table-cell office:value-type="float" office:value="0.05491">
            <text:p>0.05491</text:p>
          </table:table-cell>
          <table:table-cell office:value-type="float" office:value="0.065216">
            <text:p>0.065216</text:p>
          </table:table-cell>
          <table:table-cell/>
          <table:table-cell office:value-type="float" office:value="0.033434">
            <text:p>0.033434</text:p>
          </table:table-cell>
          <table:table-cell/>
          <table:table-cell office:value-type="float" office:value="0.036575">
            <text:p>0.036575</text:p>
          </table:table-cell>
          <table:table-cell/>
          <table:table-cell office:value-type="float" office:value="0.182703">
            <text:p>0.182703</text:p>
          </table:table-cell>
        </table:table-row>
        <table:table-row table:style-name="ro2">
          <table:table-cell office:value-type="float" office:value="3160">
            <text:p>3160</text:p>
          </table:table-cell>
          <table:table-cell office:value-type="float" office:value="0.002591">
            <text:p>0.002591</text:p>
          </table:table-cell>
          <table:table-cell office:value-type="float" office:value="0.002107">
            <text:p>0.002107</text:p>
          </table:table-cell>
          <table:table-cell office:value-type="float" office:value="0.003012">
            <text:p>0.003012</text:p>
          </table:table-cell>
          <table:table-cell office:value-type="float" office:value="0.00272">
            <text:p>0.00272</text:p>
          </table:table-cell>
          <table:table-cell office:value-type="float" office:value="0.130157">
            <text:p>0.130157</text:p>
          </table:table-cell>
          <table:table-cell office:value-type="float" office:value="0.131936">
            <text:p>0.131936</text:p>
          </table:table-cell>
          <table:table-cell table:formula="of:=[.E16]/[.C16]" office:value-type="float" office:value="1.29093497864262">
            <text:p>1.2909349786</text:p>
          </table:table-cell>
          <table:table-cell table:formula="of:=[.G15]/[.E16]" office:value-type="float" office:value="33.0952205882353">
            <text:p>33.0952205882</text:p>
          </table:table-cell>
          <table:table-cell office:value-type="float" office:value="0.000699">
            <text:p>0.000699</text:p>
          </table:table-cell>
          <table:table-cell office:value-type="float" office:value="0.000646">
            <text:p>0.000646</text:p>
          </table:table-cell>
          <table:table-cell office:value-type="float" office:value="0.000228">
            <text:p>0.000228</text:p>
          </table:table-cell>
          <table:table-cell office:value-type="float" office:value="0.0003">
            <text:p>0.0003</text:p>
          </table:table-cell>
          <table:table-cell office:value-type="float" office:value="0.102565">
            <text:p>0.102565</text:p>
          </table:table-cell>
          <table:table-cell office:value-type="float" office:value="0.078092">
            <text:p>0.078092</text:p>
          </table:table-cell>
          <table:table-cell/>
          <table:table-cell office:value-type="float" office:value="0.047212">
            <text:p>0.047212</text:p>
          </table:table-cell>
          <table:table-cell/>
          <table:table-cell office:value-type="float" office:value="0.043017">
            <text:p>0.043017</text:p>
          </table:table-cell>
          <table:table-cell/>
          <table:table-cell office:value-type="float" office:value="0.27144">
            <text:p>0.27144</text:p>
          </table:table-cell>
        </table:table-row>
        <table:table-row table:style-name="ro2">
          <table:table-cell office:value-type="float" office:value="4640">
            <text:p>4640</text:p>
          </table:table-cell>
          <table:table-cell office:value-type="float" office:value="0.003636">
            <text:p>0.003636</text:p>
          </table:table-cell>
          <table:table-cell office:value-type="float" office:value="0.003067">
            <text:p>0.003067</text:p>
          </table:table-cell>
          <table:table-cell office:value-type="float" office:value="0.004632">
            <text:p>0.004632</text:p>
          </table:table-cell>
          <table:table-cell office:value-type="float" office:value="0.004915">
            <text:p>0.004915</text:p>
          </table:table-cell>
          <table:table-cell office:value-type="float" office:value="0.191982">
            <text:p>0.191982</text:p>
          </table:table-cell>
          <table:table-cell office:value-type="float" office:value="0.194663">
            <text:p>0.194663</text:p>
          </table:table-cell>
          <table:table-cell table:formula="of:=[.E17]/[.C17]" office:value-type="float" office:value="1.60254320182589">
            <text:p>1.6025432018</text:p>
          </table:table-cell>
          <table:table-cell table:formula="of:=[.G16]/[.E17]" office:value-type="float" office:value="26.8435401831129">
            <text:p>26.8435401831</text:p>
          </table:table-cell>
          <table:table-cell office:value-type="float" office:value="0.000995">
            <text:p>0.000995</text:p>
          </table:table-cell>
          <table:table-cell office:value-type="float" office:value="0.000983">
            <text:p>0.000983</text:p>
          </table:table-cell>
          <table:table-cell office:value-type="float" office:value="0.000335">
            <text:p>0.000335</text:p>
          </table:table-cell>
          <table:table-cell office:value-type="float" office:value="0.000327">
            <text:p>0.000327</text:p>
          </table:table-cell>
          <table:table-cell office:value-type="float" office:value="0.111879">
            <text:p>0.111879</text:p>
          </table:table-cell>
          <table:table-cell office:value-type="float" office:value="0.123979">
            <text:p>0.123979</text:p>
          </table:table-cell>
          <table:table-cell/>
          <table:table-cell office:value-type="float" office:value="0.068012">
            <text:p>0.068012</text:p>
          </table:table-cell>
          <table:table-cell/>
          <table:table-cell office:value-type="float" office:value="0.055226">
            <text:p>0.055226</text:p>
          </table:table-cell>
          <table:table-cell/>
          <table:table-cell office:value-type="float" office:value="0.395988">
            <text:p>0.395988</text:p>
          </table:table-cell>
        </table:table-row>
        <table:table-row table:style-name="ro2">
          <table:table-cell office:value-type="float" office:value="6810">
            <text:p>6810</text:p>
          </table:table-cell>
          <table:table-cell office:value-type="float" office:value="0.005165">
            <text:p>0.005165</text:p>
          </table:table-cell>
          <table:table-cell office:value-type="float" office:value="0.004819">
            <text:p>0.004819</text:p>
          </table:table-cell>
          <table:table-cell office:value-type="float" office:value="0.00673">
            <text:p>0.00673</text:p>
          </table:table-cell>
          <table:table-cell office:value-type="float" office:value="0.005801">
            <text:p>0.005801</text:p>
          </table:table-cell>
          <table:table-cell office:value-type="float" office:value="0.307161">
            <text:p>0.307161</text:p>
          </table:table-cell>
          <table:table-cell office:value-type="float" office:value="0.277925">
            <text:p>0.277925</text:p>
          </table:table-cell>
          <table:table-cell table:formula="of:=[.E18]/[.C18]" office:value-type="float" office:value="1.20377671716124">
            <text:p>1.2037767172</text:p>
          </table:table-cell>
          <table:table-cell table:formula="of:=[.G17]/[.E18]" office:value-type="float" office:value="33.556800551629">
            <text:p>33.5568005516</text:p>
          </table:table-cell>
          <table:table-cell office:value-type="float" office:value="0.001428">
            <text:p>0.001428</text:p>
          </table:table-cell>
          <table:table-cell office:value-type="float" office:value="0.001304">
            <text:p>0.001304</text:p>
          </table:table-cell>
          <table:table-cell office:value-type="float" office:value="0.000467">
            <text:p>0.000467</text:p>
          </table:table-cell>
          <table:table-cell office:value-type="float" office:value="0.00047">
            <text:p>0.00047</text:p>
          </table:table-cell>
          <table:table-cell office:value-type="float" office:value="0.160067">
            <text:p>0.160067</text:p>
          </table:table-cell>
          <table:table-cell office:value-type="float" office:value="0.148356">
            <text:p>0.148356</text:p>
          </table:table-cell>
          <table:table-cell/>
          <table:table-cell office:value-type="float" office:value="0.088483">
            <text:p>0.088483</text:p>
          </table:table-cell>
          <table:table-cell/>
          <table:table-cell office:value-type="float" office:value="0.073366">
            <text:p>0.073366</text:p>
          </table:table-cell>
          <table:table-cell/>
          <table:table-cell office:value-type="float" office:value="0.608388">
            <text:p>0.608388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9132">
            <text:p>0.009132</text:p>
          </table:table-cell>
          <table:table-cell office:value-type="float" office:value="0.007226">
            <text:p>0.007226</text:p>
          </table:table-cell>
          <table:table-cell office:value-type="float" office:value="0.010391">
            <text:p>0.010391</text:p>
          </table:table-cell>
          <table:table-cell office:value-type="float" office:value="0.009206">
            <text:p>0.009206</text:p>
          </table:table-cell>
          <table:table-cell office:value-type="float" office:value="0.413728">
            <text:p>0.413728</text:p>
          </table:table-cell>
          <table:table-cell office:value-type="float" office:value="0.409216">
            <text:p>0.409216</text:p>
          </table:table-cell>
          <table:table-cell table:formula="of:=[.E19]/[.C19]" office:value-type="float" office:value="1.27401051757542">
            <text:p>1.2740105176</text:p>
          </table:table-cell>
          <table:table-cell table:formula="of:=[.G18]/[.E19]" office:value-type="float" office:value="30.189550293287">
            <text:p>30.1895502933</text:p>
          </table:table-cell>
          <table:table-cell office:value-type="float" office:value="0.00203">
            <text:p>0.00203</text:p>
          </table:table-cell>
          <table:table-cell office:value-type="float" office:value="0.001971">
            <text:p>0.001971</text:p>
          </table:table-cell>
          <table:table-cell office:value-type="float" office:value="0.00077">
            <text:p>0.00077</text:p>
          </table:table-cell>
          <table:table-cell office:value-type="float" office:value="0.000705">
            <text:p>0.000705</text:p>
          </table:table-cell>
          <table:table-cell office:value-type="float" office:value="0.252499">
            <text:p>0.252499</text:p>
          </table:table-cell>
          <table:table-cell office:value-type="float" office:value="0.218613">
            <text:p>0.218613</text:p>
          </table:table-cell>
          <table:table-cell/>
          <table:table-cell office:value-type="float" office:value="0.126843">
            <text:p>0.126843</text:p>
          </table:table-cell>
          <table:table-cell/>
          <table:table-cell office:value-type="float" office:value="0.086476">
            <text:p>0.086476</text:p>
          </table:table-cell>
          <table:table-cell/>
          <table:table-cell office:value-type="float" office:value="0.931558">
            <text:p>0.931558</text:p>
          </table:table-cell>
        </table:table-row>
        <table:table-row table:style-name="ro2">
          <table:table-cell office:value-type="float" office:value="14680">
            <text:p>14680</text:p>
          </table:table-cell>
          <table:table-cell office:value-type="float" office:value="0.012085">
            <text:p>0.012085</text:p>
          </table:table-cell>
          <table:table-cell office:value-type="float" office:value="0.010498">
            <text:p>0.010498</text:p>
          </table:table-cell>
          <table:table-cell office:value-type="float" office:value="0.016265">
            <text:p>0.016265</text:p>
          </table:table-cell>
          <table:table-cell office:value-type="float" office:value="0.014183">
            <text:p>0.014183</text:p>
          </table:table-cell>
          <table:table-cell office:value-type="float" office:value="0.602738">
            <text:p>0.602738</text:p>
          </table:table-cell>
          <table:table-cell office:value-type="float" office:value="0.602945">
            <text:p>0.602945</text:p>
          </table:table-cell>
          <table:table-cell table:formula="of:=[.E20]/[.C20]" office:value-type="float" office:value="1.35101924176034">
            <text:p>1.3510192418</text:p>
          </table:table-cell>
          <table:table-cell table:formula="of:=[.G19]/[.E20]" office:value-type="float" office:value="28.8525699781428">
            <text:p>28.8525699781</text:p>
          </table:table-cell>
          <table:table-cell office:value-type="float" office:value="0.002594">
            <text:p>0.002594</text:p>
          </table:table-cell>
          <table:table-cell office:value-type="float" office:value="0.001664">
            <text:p>0.001664</text:p>
          </table:table-cell>
          <table:table-cell office:value-type="float" office:value="0.001021">
            <text:p>0.001021</text:p>
          </table:table-cell>
          <table:table-cell office:value-type="float" office:value="0.000903">
            <text:p>0.000903</text:p>
          </table:table-cell>
          <table:table-cell office:value-type="float" office:value="0.385861">
            <text:p>0.385861</text:p>
          </table:table-cell>
          <table:table-cell office:value-type="float" office:value="0.323564">
            <text:p>0.323564</text:p>
          </table:table-cell>
          <table:table-cell/>
          <table:table-cell office:value-type="float" office:value="0.185564">
            <text:p>0.185564</text:p>
          </table:table-cell>
          <table:table-cell/>
          <table:table-cell office:value-type="float" office:value="0.126772">
            <text:p>0.126772</text:p>
          </table:table-cell>
          <table:table-cell/>
          <table:table-cell office:value-type="float" office:value="1.543001">
            <text:p>1.543001</text:p>
          </table:table-cell>
        </table:table-row>
        <table:table-row table:style-name="ro2">
          <table:table-cell office:value-type="float" office:value="21540">
            <text:p>21540</text:p>
          </table:table-cell>
          <table:table-cell office:value-type="float" office:value="0.017018">
            <text:p>0.017018</text:p>
          </table:table-cell>
          <table:table-cell office:value-type="float" office:value="0.015102">
            <text:p>0.015102</text:p>
          </table:table-cell>
          <table:table-cell office:value-type="float" office:value="0.025278">
            <text:p>0.025278</text:p>
          </table:table-cell>
          <table:table-cell office:value-type="float" office:value="0.021621">
            <text:p>0.021621</text:p>
          </table:table-cell>
          <table:table-cell office:value-type="float" office:value="0.894861">
            <text:p>0.894861</text:p>
          </table:table-cell>
          <table:table-cell office:value-type="float" office:value="0.949881">
            <text:p>0.949881</text:p>
          </table:table-cell>
          <table:table-cell table:formula="of:=[.E21]/[.C21]" office:value-type="float" office:value="1.43166468017481">
            <text:p>1.4316646802</text:p>
          </table:table-cell>
          <table:table-cell table:formula="of:=[.G20]/[.E21]" office:value-type="float" office:value="27.88700800148">
            <text:p>27.8870080015</text:p>
          </table:table-cell>
          <table:table-cell office:value-type="float" office:value="0.00282">
            <text:p>0.00282</text:p>
          </table:table-cell>
          <table:table-cell office:value-type="float" office:value="0.001998">
            <text:p>0.001998</text:p>
          </table:table-cell>
          <table:table-cell office:value-type="float" office:value="0.001604">
            <text:p>0.001604</text:p>
          </table:table-cell>
          <table:table-cell office:value-type="float" office:value="0.001481">
            <text:p>0.001481</text:p>
          </table:table-cell>
          <table:table-cell office:value-type="float" office:value="0.530179">
            <text:p>0.530179</text:p>
          </table:table-cell>
          <table:table-cell office:value-type="float" office:value="0.47343">
            <text:p>0.47343</text:p>
          </table:table-cell>
          <table:table-cell/>
          <table:table-cell office:value-type="float" office:value="0.273841">
            <text:p>0.273841</text:p>
          </table:table-cell>
          <table:table-cell/>
          <table:table-cell office:value-type="float" office:value="0.201508">
            <text:p>0.201508</text:p>
          </table:table-cell>
          <table:table-cell/>
          <table:table-cell office:value-type="float" office:value="2.049104">
            <text:p>2.049104</text:p>
          </table:table-cell>
        </table:table-row>
        <table:table-row table:style-name="ro2">
          <table:table-cell office:value-type="float" office:value="31620">
            <text:p>31620</text:p>
          </table:table-cell>
          <table:table-cell office:value-type="float" office:value="0.033395">
            <text:p>0.033395</text:p>
          </table:table-cell>
          <table:table-cell office:value-type="float" office:value="0.023674">
            <text:p>0.023674</text:p>
          </table:table-cell>
          <table:table-cell office:value-type="float" office:value="0.039117">
            <text:p>0.039117</text:p>
          </table:table-cell>
          <table:table-cell office:value-type="float" office:value="0.033811">
            <text:p>0.033811</text:p>
          </table:table-cell>
          <table:table-cell office:value-type="float" office:value="1.316758">
            <text:p>1.316758</text:p>
          </table:table-cell>
          <table:table-cell office:value-type="float" office:value="1.29997">
            <text:p>1.29997</text:p>
          </table:table-cell>
          <table:table-cell table:formula="of:=[.E22]/[.C22]" office:value-type="float" office:value="1.42819126467855">
            <text:p>1.4281912647</text:p>
          </table:table-cell>
          <table:table-cell table:formula="of:=[.G21]/[.E22]" office:value-type="float" office:value="28.0938451983082">
            <text:p>28.0938451983</text:p>
          </table:table-cell>
          <table:table-cell office:value-type="float" office:value="0.00289">
            <text:p>0.00289</text:p>
          </table:table-cell>
          <table:table-cell office:value-type="float" office:value="0.003624">
            <text:p>0.003624</text:p>
          </table:table-cell>
          <table:table-cell office:value-type="float" office:value="0.002193">
            <text:p>0.002193</text:p>
          </table:table-cell>
          <table:table-cell office:value-type="float" office:value="0.002253">
            <text:p>0.002253</text:p>
          </table:table-cell>
          <table:table-cell office:value-type="float" office:value="0.819213">
            <text:p>0.819213</text:p>
          </table:table-cell>
          <table:table-cell office:value-type="float" office:value="0.700716">
            <text:p>0.700716</text:p>
          </table:table-cell>
          <table:table-cell/>
          <table:table-cell office:value-type="float" office:value="0.43123">
            <text:p>0.43123</text:p>
          </table:table-cell>
          <table:table-cell/>
          <table:table-cell office:value-type="float" office:value="0.252278">
            <text:p>0.252278</text:p>
          </table:table-cell>
          <table:table-cell/>
          <table:table-cell office:value-type="float" office:value="3.090129">
            <text:p>3.090129</text:p>
          </table:table-cell>
        </table:table-row>
        <table:table-row table:style-name="ro2">
          <table:table-cell office:value-type="float" office:value="46420">
            <text:p>46420</text:p>
          </table:table-cell>
          <table:table-cell office:value-type="float" office:value="0.04005">
            <text:p>0.04005</text:p>
          </table:table-cell>
          <table:table-cell office:value-type="float" office:value="0.039849">
            <text:p>0.039849</text:p>
          </table:table-cell>
          <table:table-cell office:value-type="float" office:value="0.055551">
            <text:p>0.055551</text:p>
          </table:table-cell>
          <table:table-cell office:value-type="float" office:value="0.049313">
            <text:p>0.049313</text:p>
          </table:table-cell>
          <table:table-cell office:value-type="float" office:value="1.928266">
            <text:p>1.928266</text:p>
          </table:table-cell>
          <table:table-cell office:value-type="float" office:value="2.001039">
            <text:p>2.001039</text:p>
          </table:table-cell>
          <table:table-cell table:formula="of:=[.E23]/[.C23]" office:value-type="float" office:value="1.23749654947427">
            <text:p>1.2374965495</text:p>
          </table:table-cell>
          <table:table-cell table:formula="of:=[.G22]/[.E23]" office:value-type="float" office:value="26.361608500801">
            <text:p>26.3616085008</text:p>
          </table:table-cell>
          <table:table-cell office:value-type="float" office:value="0.002735">
            <text:p>0.002735</text:p>
          </table:table-cell>
          <table:table-cell office:value-type="float" office:value="0.00318">
            <text:p>0.00318</text:p>
          </table:table-cell>
          <table:table-cell office:value-type="float" office:value="0.003068">
            <text:p>0.003068</text:p>
          </table:table-cell>
          <table:table-cell office:value-type="float" office:value="0.002993">
            <text:p>0.002993</text:p>
          </table:table-cell>
          <table:table-cell office:value-type="float" office:value="1.209153">
            <text:p>1.209153</text:p>
          </table:table-cell>
          <table:table-cell office:value-type="float" office:value="1.021237">
            <text:p>1.021237</text:p>
          </table:table-cell>
          <table:table-cell/>
          <table:table-cell office:value-type="float" office:value="0.670015">
            <text:p>0.670015</text:p>
          </table:table-cell>
          <table:table-cell/>
          <table:table-cell office:value-type="float" office:value="0.328294">
            <text:p>0.328294</text:p>
          </table:table-cell>
          <table:table-cell/>
          <table:table-cell office:value-type="float" office:value="4.799118">
            <text:p>4.799118</text:p>
          </table:table-cell>
        </table:table-row>
        <table:table-row table:style-name="ro2">
          <table:table-cell office:value-type="float" office:value="68130">
            <text:p>68130</text:p>
          </table:table-cell>
          <table:table-cell office:value-type="float" office:value="0.054089">
            <text:p>0.054089</text:p>
          </table:table-cell>
          <table:table-cell office:value-type="float" office:value="0.051367">
            <text:p>0.051367</text:p>
          </table:table-cell>
          <table:table-cell office:value-type="float" office:value="0.091543">
            <text:p>0.091543</text:p>
          </table:table-cell>
          <table:table-cell office:value-type="float" office:value="0.111661">
            <text:p>0.111661</text:p>
          </table:table-cell>
          <table:table-cell office:value-type="float" office:value="2.856255">
            <text:p>2.856255</text:p>
          </table:table-cell>
          <table:table-cell office:value-type="float" office:value="2.897577">
            <text:p>2.897577</text:p>
          </table:table-cell>
          <table:table-cell table:formula="of:=[.E24]/[.C24]" office:value-type="float" office:value="2.17378861915237">
            <text:p>2.1737886192</text:p>
          </table:table-cell>
          <table:table-cell table:formula="of:=[.G23]/[.E24]" office:value-type="float" office:value="17.9206616455163">
            <text:p>17.9206616455</text:p>
          </table:table-cell>
          <table:table-cell office:value-type="float" office:value="0.003291">
            <text:p>0.003291</text:p>
          </table:table-cell>
          <table:table-cell office:value-type="float" office:value="0.003636">
            <text:p>0.003636</text:p>
          </table:table-cell>
          <table:table-cell office:value-type="float" office:value="0.004545">
            <text:p>0.004545</text:p>
          </table:table-cell>
          <table:table-cell office:value-type="float" office:value="0.004834">
            <text:p>0.004834</text:p>
          </table:table-cell>
          <table:table-cell office:value-type="float" office:value="1.918832">
            <text:p>1.918832</text:p>
          </table:table-cell>
          <table:table-cell office:value-type="float" office:value="1.606466">
            <text:p>1.606466</text:p>
          </table:table-cell>
          <table:table-cell/>
          <table:table-cell office:value-type="float" office:value="0.942742">
            <text:p>0.942742</text:p>
          </table:table-cell>
          <table:table-cell/>
          <table:table-cell office:value-type="float" office:value="0.519223">
            <text:p>0.519223</text:p>
          </table:table-cell>
          <table:table-cell/>
          <table:table-cell office:value-type="float" office:value="7.621967">
            <text:p>7.621967</text:p>
          </table:table-cell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86266">
            <text:p>0.086266</text:p>
          </table:table-cell>
          <table:table-cell office:value-type="float" office:value="0.082033">
            <text:p>0.082033</text:p>
          </table:table-cell>
          <table:table-cell office:value-type="float" office:value="0.13211">
            <text:p>0.13211</text:p>
          </table:table-cell>
          <table:table-cell office:value-type="float" office:value="0.161212">
            <text:p>0.161212</text:p>
          </table:table-cell>
          <table:table-cell office:value-type="float" office:value="4.225166">
            <text:p>4.225166</text:p>
          </table:table-cell>
          <table:table-cell office:value-type="float" office:value="4.330105">
            <text:p>4.330105</text:p>
          </table:table-cell>
          <table:table-cell table:formula="of:=[.E25]/[.C25]" office:value-type="float" office:value="1.96520912315775">
            <text:p>1.9652091232</text:p>
          </table:table-cell>
          <table:table-cell table:formula="of:=[.G24]/[.E25]" office:value-type="float" office:value="17.9737054313575">
            <text:p>17.9737054314</text:p>
          </table:table-cell>
          <table:table-cell office:value-type="float" office:value="0.004752">
            <text:p>0.004752</text:p>
          </table:table-cell>
          <table:table-cell office:value-type="float" office:value="0.004803">
            <text:p>0.004803</text:p>
          </table:table-cell>
          <table:table-cell office:value-type="float" office:value="0.006299">
            <text:p>0.006299</text:p>
          </table:table-cell>
          <table:table-cell office:value-type="float" office:value="0.006354">
            <text:p>0.006354</text:p>
          </table:table-cell>
          <table:table-cell office:value-type="float" office:value="3.392011">
            <text:p>3.392011</text:p>
          </table:table-cell>
          <table:table-cell office:value-type="float" office:value="2.381647">
            <text:p>2.381647</text:p>
          </table:table-cell>
          <table:table-cell/>
          <table:table-cell office:value-type="float" office:value="1.454442">
            <text:p>1.454442</text:p>
          </table:table-cell>
          <table:table-cell/>
          <table:table-cell office:value-type="float" office:value="0.810753">
            <text:p>0.810753</text:p>
          </table:table-cell>
          <table:table-cell/>
          <table:table-cell office:value-type="float" office:value="12.37375">
            <text:p>12.37375</text:p>
          </table:table-cell>
        </table:table-row>
        <table:table-row table:style-name="ro2">
          <table:table-cell office:value-type="float" office:value="146780">
            <text:p>146780</text:p>
          </table:table-cell>
          <table:table-cell office:value-type="float" office:value="0.121052">
            <text:p>0.121052</text:p>
          </table:table-cell>
          <table:table-cell office:value-type="float" office:value="0.115701">
            <text:p>0.115701</text:p>
          </table:table-cell>
          <table:table-cell office:value-type="float" office:value="0.201187">
            <text:p>0.201187</text:p>
          </table:table-cell>
          <table:table-cell office:value-type="float" office:value="0.214377">
            <text:p>0.214377</text:p>
          </table:table-cell>
          <table:table-cell office:value-type="float" office:value="6.14578">
            <text:p>6.14578</text:p>
          </table:table-cell>
          <table:table-cell office:value-type="float" office:value="6.208014">
            <text:p>6.208014</text:p>
          </table:table-cell>
          <table:table-cell table:formula="of:=[.E26]/[.C26]" office:value-type="float" office:value="1.85285347576944">
            <text:p>1.8528534758</text:p>
          </table:table-cell>
          <table:table-cell table:formula="of:=[.G25]/[.E26]" office:value-type="float" office:value="20.1985520834791">
            <text:p>20.1985520835</text:p>
          </table:table-cell>
          <table:table-cell office:value-type="float" office:value="0.006906">
            <text:p>0.006906</text:p>
          </table:table-cell>
          <table:table-cell office:value-type="float" office:value="0.00707">
            <text:p>0.00707</text:p>
          </table:table-cell>
          <table:table-cell office:value-type="float" office:value="0.00907">
            <text:p>0.00907</text:p>
          </table:table-cell>
          <table:table-cell office:value-type="float" office:value="0.008831">
            <text:p>0.008831</text:p>
          </table:table-cell>
          <table:table-cell/>
          <table:table-cell office:value-type="float" office:value="3.532718">
            <text:p>3.532718</text:p>
          </table:table-cell>
          <table:table-cell/>
          <table:table-cell office:value-type="float" office:value="2.046996">
            <text:p>2.046996</text:p>
          </table:table-cell>
          <table:table-cell/>
          <table:table-cell office:value-type="float" office:value="1.023783">
            <text:p>1.023783</text:p>
          </table:table-cell>
          <table:table-cell/>
          <table:table-cell office:value-type="float" office:value="21.710376">
            <text:p>21.710376</text:p>
          </table:table-cell>
        </table:table-row>
        <table:table-row table:style-name="ro2">
          <table:table-cell office:value-type="float" office:value="215440">
            <text:p>215440</text:p>
          </table:table-cell>
          <table:table-cell office:value-type="float" office:value="0.191313">
            <text:p>0.191313</text:p>
          </table:table-cell>
          <table:table-cell office:value-type="float" office:value="0.191607">
            <text:p>0.191607</text:p>
          </table:table-cell>
          <table:table-cell office:value-type="float" office:value="0.352615">
            <text:p>0.352615</text:p>
          </table:table-cell>
          <table:table-cell office:value-type="float" office:value="0.281888">
            <text:p>0.281888</text:p>
          </table:table-cell>
          <table:table-cell office:value-type="float" office:value="9.071063">
            <text:p>9.071063</text:p>
          </table:table-cell>
          <table:table-cell office:value-type="float" office:value="9.133471">
            <text:p>9.133471</text:p>
          </table:table-cell>
          <table:table-cell table:formula="of:=[.E27]/[.C27]" office:value-type="float" office:value="1.47117798410288">
            <text:p>1.4711779841</text:p>
          </table:table-cell>
          <table:table-cell table:formula="of:=[.G26]/[.E27]" office:value-type="float" office:value="22.0229807583154">
            <text:p>22.0229807583</text:p>
          </table:table-cell>
          <table:table-cell office:value-type="float" office:value="0.010553">
            <text:p>0.010553</text:p>
          </table:table-cell>
          <table:table-cell office:value-type="float" office:value="0.010271">
            <text:p>0.010271</text:p>
          </table:table-cell>
          <table:table-cell office:value-type="float" office:value="0.012383">
            <text:p>0.012383</text:p>
          </table:table-cell>
          <table:table-cell office:value-type="float" office:value="0.012356">
            <text:p>0.012356</text:p>
          </table:table-cell>
          <table:table-cell/>
          <table:table-cell office:value-type="float" office:value="8.004115">
            <text:p>8.004115</text:p>
          </table:table-cell>
          <table:table-cell/>
          <table:table-cell office:value-type="float" office:value="5.010223">
            <text:p>5.010223</text:p>
          </table:table-cell>
          <table:table-cell/>
          <table:table-cell office:value-type="float" office:value="3.468466">
            <text:p>3.468466</text:p>
          </table:table-cell>
          <table:table-cell/>
          <table:table-cell office:value-type="float" office:value="36.599524">
            <text:p>36.599524</text:p>
          </table:table-cell>
        </table:table-row>
        <table:table-row table:style-name="ro2">
          <table:table-cell office:value-type="float" office:value="316230">
            <text:p>316230</text:p>
          </table:table-cell>
          <table:table-cell office:value-type="float" office:value="0.271965">
            <text:p>0.271965</text:p>
          </table:table-cell>
          <table:table-cell office:value-type="float" office:value="0.260293">
            <text:p>0.260293</text:p>
          </table:table-cell>
          <table:table-cell office:value-type="float" office:value="0.58938">
            <text:p>0.58938</text:p>
          </table:table-cell>
          <table:table-cell office:value-type="float" office:value="0.441409">
            <text:p>0.441409</text:p>
          </table:table-cell>
          <table:table-cell office:value-type="float" office:value="13.504382">
            <text:p>13.504382</text:p>
          </table:table-cell>
          <table:table-cell office:value-type="float" office:value="13.55804">
            <text:p>13.55804</text:p>
          </table:table-cell>
          <table:table-cell table:formula="of:=[.E28]/[.C28]" office:value-type="float" office:value="1.69581586903989">
            <text:p>1.695815869</text:p>
          </table:table-cell>
          <table:table-cell table:formula="of:=[.G27]/[.E28]" office:value-type="float" office:value="20.6916283990585">
            <text:p>20.6916283991</text:p>
          </table:table-cell>
          <table:table-cell office:value-type="float" office:value="0.015222">
            <text:p>0.015222</text:p>
          </table:table-cell>
          <table:table-cell office:value-type="float" office:value="0.014928">
            <text:p>0.014928</text:p>
          </table:table-cell>
          <table:table-cell office:value-type="float" office:value="0.012961">
            <text:p>0.012961</text:p>
          </table:table-cell>
          <table:table-cell office:value-type="float" office:value="0.011904">
            <text:p>0.011904</text:p>
          </table:table-cell>
          <table:table-cell/>
          <table:table-cell office:value-type="float" office:value="7.443907">
            <text:p>7.443907</text:p>
          </table:table-cell>
          <table:table-cell/>
          <table:table-cell office:value-type="float" office:value="4.380445">
            <text:p>4.380445</text:p>
          </table:table-cell>
          <table:table-cell/>
          <table:table-cell office:value-type="float" office:value="2.284712">
            <text:p>2.284712</text:p>
          </table:table-cell>
          <table:table-cell/>
          <table:table-cell office:value-type="float" office:value="69.042158">
            <text:p>69.042158</text:p>
          </table:table-cell>
        </table:table-row>
        <table:table-row table:style-name="ro2">
          <table:table-cell office:value-type="float" office:value="464160">
            <text:p>464160</text:p>
          </table:table-cell>
          <table:table-cell office:value-type="float" office:value="0.535646">
            <text:p>0.535646</text:p>
          </table:table-cell>
          <table:table-cell office:value-type="float" office:value="0.398322">
            <text:p>0.398322</text:p>
          </table:table-cell>
          <table:table-cell office:value-type="float" office:value="3.039124">
            <text:p>3.039124</text:p>
          </table:table-cell>
          <table:table-cell office:value-type="float" office:value="0.673639">
            <text:p>0.673639</text:p>
          </table:table-cell>
          <table:table-cell office:value-type="float" office:value="19.890035">
            <text:p>19.890035</text:p>
          </table:table-cell>
          <table:table-cell office:value-type="float" office:value="19.884323">
            <text:p>19.884323</text:p>
          </table:table-cell>
          <table:table-cell table:formula="of:=[.E29]/[.C29]" office:value-type="float" office:value="1.69119205065249">
            <text:p>1.6911920507</text:p>
          </table:table-cell>
          <table:table-cell table:formula="of:=[.G28]/[.E29]" office:value-type="float" office:value="20.1265663062857">
            <text:p>20.1265663063</text:p>
          </table:table-cell>
          <table:table-cell office:value-type="float" office:value="0.021517">
            <text:p>0.021517</text:p>
          </table:table-cell>
          <table:table-cell office:value-type="float" office:value="0.022292">
            <text:p>0.022292</text:p>
          </table:table-cell>
          <table:table-cell office:value-type="float" office:value="0.015117">
            <text:p>0.015117</text:p>
          </table:table-cell>
          <table:table-cell office:value-type="float" office:value="0.015066">
            <text:p>0.015066</text:p>
          </table:table-cell>
          <table:table-cell/>
          <table:table-cell office:value-type="float" office:value="15.106453">
            <text:p>15.106453</text:p>
          </table:table-cell>
          <table:table-cell/>
          <table:table-cell office:value-type="float" office:value="6.830948">
            <text:p>6.830948</text:p>
          </table:table-cell>
          <table:table-cell/>
          <table:table-cell office:value-type="float" office:value="3.199036">
            <text:p>3.199036</text:p>
          </table:table-cell>
          <table:table-cell/>
          <table:table-cell office:value-type="float" office:value="123.786666">
            <text:p>123.786666</text:p>
          </table:table-cell>
        </table:table-row>
        <table:table-row table:style-name="ro2">
          <table:table-cell office:value-type="float" office:value="681290">
            <text:p>681290</text:p>
          </table:table-cell>
          <table:table-cell office:value-type="float" office:value="0.893113">
            <text:p>0.893113</text:p>
          </table:table-cell>
          <table:table-cell office:value-type="float" office:value="0.572831">
            <text:p>0.572831</text:p>
          </table:table-cell>
          <table:table-cell/>
          <table:table-cell office:value-type="float" office:value="1.239299">
            <text:p>1.239299</text:p>
          </table:table-cell>
          <table:table-cell office:value-type="float" office:value="29.151916">
            <text:p>29.151916</text:p>
          </table:table-cell>
          <table:table-cell office:value-type="float" office:value="29.940314">
            <text:p>29.940314</text:p>
          </table:table-cell>
          <table:table-cell table:formula="of:=[.E30]/[.C30]" office:value-type="float" office:value="2.16346356953447">
            <text:p>2.1634635695</text:p>
          </table:table-cell>
          <table:table-cell table:formula="of:=[.G29]/[.E30]" office:value-type="float" office:value="16.0448148509762">
            <text:p>16.044814851</text:p>
          </table:table-cell>
          <table:table-cell office:value-type="float" office:value="0.032091">
            <text:p>0.032091</text:p>
          </table:table-cell>
          <table:table-cell office:value-type="float" office:value="0.032318">
            <text:p>0.032318</text:p>
          </table:table-cell>
          <table:table-cell office:value-type="float" office:value="0.022164">
            <text:p>0.022164</text:p>
          </table:table-cell>
          <table:table-cell office:value-type="float" office:value="0.020562">
            <text:p>0.020562</text:p>
          </table:table-cell>
          <table:table-cell/>
          <table:table-cell office:value-type="float" office:value="19.064822">
            <text:p>19.064822</text:p>
          </table:table-cell>
          <table:table-cell/>
          <table:table-cell office:value-type="float" office:value="15.105843">
            <text:p>15.105843</text:p>
          </table:table-cell>
          <table:table-cell/>
          <table:table-cell office:value-type="float" office:value="7.858495">
            <text:p>7.858495</text:p>
          </table:table-cell>
          <table:table-cell table:number-columns-repeated="2"/>
        </table:table-row>
        <table:table-row table:style-name="ro2">
          <table:table-cell office:value-type="float" office:value="1000000">
            <text:p>1000000</text:p>
          </table:table-cell>
          <table:table-cell/>
          <table:table-cell office:value-type="float" office:value="0.902242">
            <text:p>0.902242</text:p>
          </table:table-cell>
          <table:table-cell/>
          <table:table-cell office:value-type="float" office:value="1.871226">
            <text:p>1.871226</text:p>
          </table:table-cell>
          <table:table-cell office:value-type="float" office:value="266.597212">
            <text:p>266.597212</text:p>
          </table:table-cell>
          <table:table-cell office:value-type="float" office:value="45.646932">
            <text:p>45.646932</text:p>
          </table:table-cell>
          <table:table-cell table:formula="of:=[.E31]/[.C31]" office:value-type="float" office:value="2.0739735015661">
            <text:p>2.0739735016</text:p>
          </table:table-cell>
          <table:table-cell table:formula="of:=[.G30]/[.E31]" office:value-type="float" office:value="16.0003730174762">
            <text:p>16.0003730175</text:p>
          </table:table-cell>
          <table:table-cell office:value-type="float" office:value="0.07551">
            <text:p>0.07551</text:p>
          </table:table-cell>
          <table:table-cell office:value-type="float" office:value="0.046468">
            <text:p>0.046468</text:p>
          </table:table-cell>
          <table:table-cell office:value-type="float" office:value="0.029524">
            <text:p>0.029524</text:p>
          </table:table-cell>
          <table:table-cell office:value-type="float" office:value="0.028838">
            <text:p>0.028838</text:p>
          </table:table-cell>
          <table:table-cell/>
          <table:table-cell office:value-type="float" office:value="34.938533">
            <text:p>34.938533</text:p>
          </table:table-cell>
          <table:table-cell/>
          <table:table-cell office:value-type="float" office:value="21.924831">
            <text:p>21.924831</text:p>
          </table:table-cell>
          <table:table-cell/>
          <table:table-cell office:value-type="float" office:value="8.060409">
            <text:p>8.060409</text:p>
          </table:table-cell>
          <table:table-cell table:number-columns-repeated="2"/>
        </table:table-row>
        <table:table-row table:style-name="ro2">
          <table:table-cell office:value-type="float" office:value="1467800">
            <text:p>1467800</text:p>
          </table:table-cell>
          <table:table-cell/>
          <table:table-cell office:value-type="float" office:value="3.070641">
            <text:p>3.070641</text:p>
          </table:table-cell>
          <table:table-cell/>
          <table:table-cell office:value-type="float" office:value="2.72418">
            <text:p>2.72418</text:p>
          </table:table-cell>
          <table:table-cell/>
          <table:table-cell office:value-type="float" office:value="62.683292">
            <text:p>62.683292</text:p>
          </table:table-cell>
          <table:table-cell table:formula="of:=[.E32]/[.C32]" office:value-type="float" office:value="0.887169812426786">
            <text:p>0.8871698124</text:p>
          </table:table-cell>
          <table:table-cell table:formula="of:=[.G31]/[.E32]" office:value-type="float" office:value="16.7562099420743">
            <text:p>16.7562099421</text:p>
          </table:table-cell>
          <table:table-cell/>
          <table:table-cell office:value-type="float" office:value="0.069767">
            <text:p>0.069767</text:p>
          </table:table-cell>
          <table:table-cell office:value-type="float" office:value="0.043646">
            <text:p>0.043646</text:p>
          </table:table-cell>
          <table:table-cell office:value-type="float" office:value="0.042998">
            <text:p>0.042998</text:p>
          </table:table-cell>
          <table:table-cell/>
          <table:table-cell office:value-type="float" office:value="49.327447">
            <text:p>49.327447</text:p>
          </table:table-cell>
          <table:table-cell/>
          <table:table-cell office:value-type="float" office:value="32.575214">
            <text:p>32.575214</text:p>
          </table:table-cell>
          <table:table-cell/>
          <table:table-cell office:value-type="float" office:value="17.491967">
            <text:p>17.491967</text:p>
          </table:table-cell>
          <table:table-cell table:number-columns-repeated="2"/>
        </table:table-row>
        <table:table-row table:style-name="ro2">
          <table:table-cell office:value-type="float" office:value="2154430">
            <text:p>2154430</text:p>
          </table:table-cell>
          <table:table-cell/>
          <table:table-cell office:value-type="float" office:value="2.096925">
            <text:p>2.096925</text:p>
          </table:table-cell>
          <table:table-cell/>
          <table:table-cell office:value-type="float" office:value="10.705245">
            <text:p>10.705245</text:p>
          </table:table-cell>
          <table:table-cell/>
          <table:table-cell office:value-type="float" office:value="97.756976">
            <text:p>97.756976</text:p>
          </table:table-cell>
          <table:table-cell table:formula="of:=[.E33]/[.C33]" office:value-type="float" office:value="5.10521120211739">
            <text:p>5.1052112021</text:p>
          </table:table-cell>
          <table:table-cell table:formula="of:=[.G32]/[.E33]" office:value-type="float" office:value="5.85538135745609">
            <text:p>5.8553813575</text:p>
          </table:table-cell>
          <table:table-cell/>
          <table:table-cell office:value-type="float" office:value="0.104364">
            <text:p>0.104364</text:p>
          </table:table-cell>
          <table:table-cell/>
          <table:table-cell office:value-type="float" office:value="0.062609">
            <text:p>0.062609</text:p>
          </table:table-cell>
          <table:table-cell/>
          <table:table-cell office:value-type="float" office:value="89.882534">
            <text:p>89.882534</text:p>
          </table:table-cell>
          <table:table-cell/>
          <table:table-cell office:value-type="float" office:value="45.616">
            <text:p>45.616</text:p>
          </table:table-cell>
          <table:table-cell/>
          <table:table-cell office:value-type="float" office:value="28.566671">
            <text:p>28.566671</text:p>
          </table:table-cell>
          <table:table-cell table:number-columns-repeated="2"/>
        </table:table-row>
        <table:table-row table:style-name="ro2">
          <table:table-cell office:value-type="float" office:value="3162280">
            <text:p>3162280</text:p>
          </table:table-cell>
          <table:table-cell/>
          <table:table-cell office:value-type="float" office:value="3.591554">
            <text:p>3.591554</text:p>
          </table:table-cell>
          <table:table-cell/>
          <table:table-cell office:value-type="float" office:value="13.493893">
            <text:p>13.493893</text:p>
          </table:table-cell>
          <table:table-cell/>
          <table:table-cell office:value-type="float" office:value="141.001007">
            <text:p>141.001007</text:p>
          </table:table-cell>
          <table:table-cell table:formula="of:=[.E34]/[.C34]" office:value-type="float" office:value="3.75711822793142">
            <text:p>3.7571182279</text:p>
          </table:table-cell>
          <table:table-cell table:formula="of:=[.G33]/[.E34]" office:value-type="float" office:value="7.24453469432431">
            <text:p>7.2445346943</text:p>
          </table:table-cell>
          <table:table-cell/>
          <table:table-cell office:value-type="float" office:value="0.15863">
            <text:p>0.15863</text:p>
          </table:table-cell>
          <table:table-cell/>
          <table:table-cell office:value-type="float" office:value="0.091103">
            <text:p>0.091103</text:p>
          </table:table-cell>
          <table:table-cell table:number-columns-repeated="5"/>
          <table:table-cell office:value-type="float" office:value="62.241552">
            <text:p>62.241552</text:p>
          </table:table-cell>
          <table:table-cell table:number-columns-repeated="2"/>
        </table:table-row>
        <table:table-row table:style-name="ro2">
          <table:table-cell office:value-type="float" office:value="4641590">
            <text:p>4641590</text:p>
          </table:table-cell>
          <table:table-cell/>
          <table:table-cell office:value-type="float" office:value="5.207103">
            <text:p>5.207103</text:p>
          </table:table-cell>
          <table:table-cell/>
          <table:table-cell office:value-type="float" office:value="21.332398">
            <text:p>21.332398</text:p>
          </table:table-cell>
          <table:table-cell/>
          <table:table-cell office:value-type="float" office:value="208.787853">
            <text:p>208.787853</text:p>
          </table:table-cell>
          <table:table-cell table:formula="of:=[.E35]/[.C35]" office:value-type="float" office:value="4.09678817569001">
            <text:p>4.0967881757</text:p>
          </table:table-cell>
          <table:table-cell table:formula="of:=[.G34]/[.E35]" office:value-type="float" office:value="6.6097119976854">
            <text:p>6.6097119977</text:p>
          </table:table-cell>
          <table:table-cell/>
          <table:table-cell office:value-type="float" office:value="0.224211">
            <text:p>0.224211</text:p>
          </table:table-cell>
          <table:table-cell/>
          <table:table-cell office:value-type="float" office:value="0.138883">
            <text:p>0.138883</text:p>
          </table:table-cell>
          <table:table-cell table:number-columns-repeated="8"/>
        </table:table-row>
        <table:table-row table:style-name="ro2">
          <table:table-cell office:value-type="float" office:value="6812920">
            <text:p>6812920</text:p>
          </table:table-cell>
          <table:table-cell/>
          <table:table-cell office:value-type="float" office:value="11.457083">
            <text:p>11.457083</text:p>
          </table:table-cell>
          <table:table-cell/>
          <table:table-cell office:value-type="float" office:value="49.733521">
            <text:p>49.733521</text:p>
          </table:table-cell>
          <table:table-cell/>
          <table:table-cell office:value-type="float" office:value="311.269252">
            <text:p>311.269252</text:p>
          </table:table-cell>
          <table:table-cell table:formula="of:=[.E36]/[.C36]" office:value-type="float" office:value="4.34085368849994">
            <text:p>4.3408536885</text:p>
          </table:table-cell>
          <table:table-cell table:formula="of:=[.G35]/[.E36]" office:value-type="float" office:value="4.19813133681004">
            <text:p>4.1981313368</text:p>
          </table:table-cell>
          <table:table-cell/>
          <table:table-cell office:value-type="float" office:value="0.330958">
            <text:p>0.330958</text:p>
          </table:table-cell>
          <table:table-cell/>
          <table:table-cell office:value-type="float" office:value="0.204612">
            <text:p>0.204612</text:p>
          </table:table-cell>
          <table:table-cell table:number-columns-repeated="8"/>
        </table:table-row>
        <table:table-row table:style-name="ro2">
          <table:table-cell office:value-type="float" office:value="10000000">
            <text:p>10000000</text:p>
          </table:table-cell>
          <table:table-cell/>
          <table:table-cell office:value-type="float" office:value="19.615846">
            <text:p>19.615846</text:p>
          </table:table-cell>
          <table:table-cell/>
          <table:table-cell/>
          <table:table-cell/>
          <table:table-cell office:value-type="float" office:value="1588.361044">
            <text:p>1588.361044</text:p>
          </table:table-cell>
          <table:table-cell table:formula="of:=[.E37]/[.C37]" office:value-type="float" office:value="0">
            <text:p>0</text:p>
          </table:table-cell>
          <table:table-cell table:number-columns-repeated="2"/>
          <table:table-cell office:value-type="float" office:value="0.492857">
            <text:p>0.492857</text:p>
          </table:table-cell>
          <table:table-cell/>
          <table:table-cell office:value-type="float" office:value="0.319018">
            <text:p>0.319018</text:p>
          </table:table-cell>
          <table:table-cell table:number-columns-repeated="8"/>
        </table:table-row>
        <table:table-row table:style-name="ro2">
          <table:table-cell table:number-columns-repeated="8"/>
          <table:table-cell>
            <draw:frame table:end-cell-address="Sheet1.U60" table:end-x="0.25cm" table:end-y="0.054cm" draw:z-index="1" draw:name="fffff" draw:style-name="gr1" draw:text-style-name="P1" svg:width="25.146cm" svg:height="9.829cm" svg:x="2.201cm" svg:y="0.16cm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  <svg:title>xxx</svg:title>
            </draw:frame>
          </table:table-cell>
          <table:table-cell table:number-columns-repeated="12"/>
        </table:table-row>
        <table:table-row table:style-name="ro2" table:number-rows-repeated="22">
          <table:table-cell table:number-columns-repeated="21"/>
        </table:table-row>
        <table:table-row table:style-name="ro2">
          <table:table-cell>
            <draw:frame table:end-cell-address="Sheet1.O86" table:end-x="0.391cm" table:end-y="0.38cm" draw:z-index="0" draw:name="fffff" draw:style-name="gr1" draw:text-style-name="P1" svg:width="31.892cm" svg:height="11.583cm" svg:x="0.112cm" svg:y="0.088cm">
              <draw:object draw:notify-on-update-of-ranges="Sheet1.A2:Sheet1.A37 Sheet1.N1:Sheet1.N1 Sheet1.N2:Sheet1.N37 Sheet1.A2:Sheet1.A37 Sheet1.O1:Sheet1.O1 Sheet1.O2:Sheet1.O37 Sheet1.A2:Sheet1.A37 Sheet1.F1:Sheet1.F1 Sheet1.F2:Sheet1.F37 Sheet1.A2:Sheet1.A37 Sheet1.G1:Sheet1.G1 Sheet1.G2:Sheet1.G37 Sheet1.A2:Sheet1.A37 Sheet1.D1:Sheet1.D1 Sheet1.D2:Sheet1.D37 Sheet1.A2:Sheet1.A37 Sheet1.E1:Sheet1.E1 Sheet1.E2:Sheet1.E37 Sheet1.A2:Sheet1.A37 Sheet1.B1:Sheet1.B1 Sheet1.B2:Sheet1.B37 Sheet1.A2:Sheet1.A37 Sheet1.C1:Sheet1.C1 Sheet1.C2:Sheet1.C37 Sheet1.A2:Sheet1.A37 Sheet1.J1:Sheet1.J1 Sheet1.J2:Sheet1.J37 Sheet1.A2:Sheet1.A37 Sheet1.K1:Sheet1.K1 Sheet1.K2:Sheet1.K37 Sheet1.A2:Sheet1.A37 Sheet1.L1:Sheet1.L1 Sheet1.L2:Sheet1.L37 Sheet1.A2:Sheet1.A37 Sheet1.M1:Sheet1.M1 Sheet1.M2:Sheet1.M3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  <svg:title>xxx</svg:title>
            </draw:frame>
          </table:table-cell>
          <table:table-cell table:number-columns-repeated="2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0" number:min-integer-digits="0" number:grouping="true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0">30/08/2016</text:date>, <text:time>10:5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ward Willink</meta:initial-creator>
    <meta:creation-date>2016-04-11T13:41:43.31</meta:creation-date>
    <dc:date>2016-08-30T10:58:05.16</dc:date>
    <meta:editing-duration>P1DT9H27M24S</meta:editing-duration>
    <meta:editing-cycles>8</meta:editing-cycles>
    <meta:generator>OpenOffice.org/3.4.1$Win32 OpenOffice.org_project/341m1$Build-9593</meta:generator>
    <meta:document-statistic meta:table-count="3" meta:cell-count="6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7">
      <number:number number: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107">
      <style:chart-properties chart:display-label="true" chart:tick-marks-minor-inner="true" chart:tick-marks-minor-outer="false" chart:logarithmic="true" chart:minimum="100" chart:maximum="10000000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inor-inner="true" chart:tick-marks-minor-outer="false" chart:logarithmic="true" chart:minimum="0.00001" chart:origin="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quar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31.893cm" svg:height="11.584cm" xlink:href=".." xlink:type="simple" chart:class="chart:scatter" chart:column-mapping="11 12 5 6 3 4 1 2 7 8 9 10" chart:style-name="ch1">
        <chart:legend svg:x="21.083cm" svg:y="1.344cm" style:legend-expansion="custom" chartooo:width="6.13cm" chartooo:height="5.498cm" style:legend-expansion-aspect-ratio="1.11495089123318" chart:style-name="ch2"/>
        <chart:plot-area chart:style-name="ch3" table:cell-range-address="Sheet1.A2:Sheet1.C37 Sheet1.J1:Sheet1.O37 Sheet1.D1:Sheet1.G37 Sheet1.B1:Sheet1.C1" chart:data-source-has-labels="row" svg:x="3.091cm" svg:y="0.854cm" svg:width="18.003cm" svg:height="9.454cm">
          <chartooo:coordinate-region svg:x="3.369cm" svg:y="1.066cm" svg:width="16.257cm" svg:height="8.569cm"/>
          <chart:axis chart:dimension="x" chart:name="primary-x" chart:style-name="ch4">
            <chart:title svg:x="10.857cm" svg:y="10.54cm" chart:style-name="ch5">
              <text:p>Model Elements</text:p>
            </chart:title>
            <chart:grid chart:style-name="ch6" chart:class="major"/>
          </chart:axis>
          <chart:axis chart:dimension="y" chart:name="primary-y" chart:style-name="ch7">
            <chart:title svg:x="21.792cm" svg:y="8.144cm" chart:style-name="ch8">
              <text:p>seconds</text:p>
            </chart:title>
            <chart:grid chart:style-name="ch6" chart:class="major"/>
          </chart:axis>
          <chart:series chart:style-name="ch9" chart:values-cell-range-address="Sheet1.N2:Sheet1.N37" chart:label-cell-address="Sheet1.N1:Sheet1.N1" chart:class="chart:scatter">
            <chart:domain table:cell-range-address="Sheet1.A2:Sheet1.A37"/>
            <chart:data-point chart:repeated="36"/>
          </chart:series>
          <chart:series chart:style-name="ch10" chart:values-cell-range-address="Sheet1.O2:Sheet1.O37" chart:label-cell-address="Sheet1.O1:Sheet1.O1" chart:class="chart:scatter">
            <chart:data-point chart:repeated="36"/>
          </chart:series>
          <chart:series chart:style-name="ch11" chart:values-cell-range-address="Sheet1.F2:Sheet1.F37" chart:label-cell-address="Sheet1.F1:Sheet1.F1" chart:class="chart:scatter">
            <chart:data-point chart:repeated="36"/>
          </chart:series>
          <chart:series chart:style-name="ch12" chart:values-cell-range-address="Sheet1.G2:Sheet1.G37" chart:label-cell-address="Sheet1.G1:Sheet1.G1" chart:class="chart:scatter">
            <chart:data-point chart:repeated="36"/>
          </chart:series>
          <chart:series chart:style-name="ch13" chart:values-cell-range-address="Sheet1.D2:Sheet1.D37" chart:label-cell-address="Sheet1.D1:Sheet1.D1" chart:class="chart:scatter">
            <chart:data-point chart:repeated="36"/>
          </chart:series>
          <chart:series chart:style-name="ch14" chart:values-cell-range-address="Sheet1.E2:Sheet1.E37" chart:label-cell-address="Sheet1.E1:Sheet1.E1" chart:class="chart:scatter">
            <chart:data-point chart:repeated="36"/>
          </chart:series>
          <chart:series chart:style-name="ch15" chart:values-cell-range-address="Sheet1.B2:Sheet1.B37" chart:label-cell-address="Sheet1.B1:Sheet1.B1" chart:class="chart:scatter">
            <chart:data-point chart:repeated="36"/>
          </chart:series>
          <chart:series chart:style-name="ch16" chart:values-cell-range-address="Sheet1.C2:Sheet1.C37" chart:label-cell-address="Sheet1.C1:Sheet1.C1" chart:class="chart:scatter">
            <chart:data-point chart:repeated="36"/>
          </chart:series>
          <chart:series chart:style-name="ch17" chart:values-cell-range-address="Sheet1.J2:Sheet1.J37" chart:label-cell-address="Sheet1.J1:Sheet1.J1" chart:class="chart:scatter">
            <chart:data-point chart:repeated="36"/>
          </chart:series>
          <chart:series chart:style-name="ch18" chart:values-cell-range-address="Sheet1.K2:Sheet1.K37" chart:label-cell-address="Sheet1.K1:Sheet1.K1" chart:class="chart:scatter">
            <chart:data-point chart:repeated="36"/>
          </chart:series>
          <chart:series chart:style-name="ch19" chart:values-cell-range-address="Sheet1.L2:Sheet1.L37" chart:label-cell-address="Sheet1.L1:Sheet1.L1" chart:class="chart:scatter">
            <chart:data-point chart:repeated="36"/>
          </chart:series>
          <chart:series chart:style-name="ch20" chart:values-cell-range-address="Sheet1.M2:Sheet1.M37" chart:label-cell-address="Sheet1.M1:Sheet1.M1" chart:class="chart:scatter">
            <chart:data-point chart:repeated="36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VTo Interpreted (256MB)</text:p>
                <draw:g>
                  <svg:desc>Sheet1.N1:Sheet1.N1</svg:desc>
                </draw:g>
              </table:table-cell>
              <table:table-cell office:value-type="string">
                <text:p>QVTo Interpreted</text:p>
                <draw:g>
                  <svg:desc>Sheet1.O1:Sheet1.O1</svg:desc>
                </draw:g>
              </table:table-cell>
              <table:table-cell office:value-type="string">
                <text:p>QVTc Interpreted (256MB)</text:p>
                <draw:g>
                  <svg:desc>Sheet1.F1:Sheet1.F1</svg:desc>
                </draw:g>
              </table:table-cell>
              <table:table-cell office:value-type="string">
                <text:p>QVTc Interpreted</text:p>
                <draw:g>
                  <svg:desc>Sheet1.G1:Sheet1.G1</svg:desc>
                </draw:g>
              </table:table-cell>
              <table:table-cell office:value-type="string">
                <text:p>QVTc Code Generated (256MB)</text:p>
                <draw:g>
                  <svg:desc>Sheet1.D1:Sheet1.D1</svg:desc>
                </draw:g>
              </table:table-cell>
              <table:table-cell office:value-type="string">
                <text:p>QVTc Code Generated</text:p>
                <draw:g>
                  <svg:desc>Sheet1.E1:Sheet1.E1</svg:desc>
                </draw:g>
              </table:table-cell>
              <table:table-cell office:value-type="string">
                <text:p>EcoreUtilCopy (256MB)</text:p>
                <draw:g>
                  <svg:desc>Sheet1.B1:Sheet1.B1</svg:desc>
                </draw:g>
              </table:table-cell>
              <table:table-cell office:value-type="string">
                <text:p>EcoreUtil Copy</text:p>
                <draw:g>
                  <svg:desc>Sheet1.C1:Sheet1.C1</svg:desc>
                </draw:g>
              </table:table-cell>
              <table:table-cell office:value-type="string">
                <text:p>ManualCopy (256MB)</text:p>
                <draw:g>
                  <svg:desc>Sheet1.J1:Sheet1.J1</svg:desc>
                </draw:g>
              </table:table-cell>
              <table:table-cell office:value-type="string">
                <text:p>Manual Copy</text:p>
                <draw:g>
                  <svg:desc>Sheet1.K1:Sheet1.K1</svg:desc>
                </draw:g>
              </table:table-cell>
              <table:table-cell office:value-type="string">
                <text:p>ManualInPlace (256MB)</text:p>
                <draw:g>
                  <svg:desc>Sheet1.L1:Sheet1.L1</svg:desc>
                </draw:g>
              </table:table-cell>
              <table:table-cell office:value-type="string">
                <text:p>Manual In Place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37</svg:desc>
                </draw:g>
              </table:table-cell>
              <table:table-cell office:value-type="float" office:value="0.004272">
                <text:p>0.004272</text:p>
                <draw:g>
                  <svg:desc>Sheet1.N2:Sheet1.N37</svg:desc>
                </draw:g>
              </table:table-cell>
              <table:table-cell office:value-type="float" office:value="0.004235">
                <text:p>0.004235</text:p>
                <draw:g>
                  <svg:desc>Sheet1.O2:Sheet1.O37</svg:desc>
                </draw:g>
              </table:table-cell>
              <table:table-cell office:value-type="float" office:value="0.001865">
                <text:p>0.001865</text:p>
                <draw:g>
                  <svg:desc>Sheet1.F2:Sheet1.F37</svg:desc>
                </draw:g>
              </table:table-cell>
              <table:table-cell office:value-type="float" office:value="0.002286">
                <text:p>0.002286</text:p>
                <draw:g>
                  <svg:desc>Sheet1.G2:Sheet1.G37</svg:desc>
                </draw:g>
              </table:table-cell>
              <table:table-cell office:value-type="float" office:value="0.000609">
                <text:p>0.000609</text:p>
                <draw:g>
                  <svg:desc>Sheet1.D2:Sheet1.D37</svg:desc>
                </draw:g>
              </table:table-cell>
              <table:table-cell office:value-type="float" office:value="0.000706">
                <text:p>0.000706</text:p>
                <draw:g>
                  <svg:desc>Sheet1.E2:Sheet1.E37</svg:desc>
                </draw:g>
              </table:table-cell>
              <table:table-cell office:value-type="float" office:value="0.000699">
                <text:p>0.000699</text:p>
                <draw:g>
                  <svg:desc>Sheet1.B2:Sheet1.B37</svg:desc>
                </draw:g>
              </table:table-cell>
              <table:table-cell office:value-type="float" office:value="0.000534">
                <text:p>0.000534</text:p>
                <draw:g>
                  <svg:desc>Sheet1.C2:Sheet1.C37</svg:desc>
                </draw:g>
              </table:table-cell>
              <table:table-cell office:value-type="float" office:value="0.000013">
                <text:p>0.000013</text:p>
                <draw:g>
                  <svg:desc>Sheet1.J2:Sheet1.J37</svg:desc>
                </draw:g>
              </table:table-cell>
              <table:table-cell office:value-type="float" office:value="0.000013">
                <text:p>0.000013</text:p>
                <draw:g>
                  <svg:desc>Sheet1.K2:Sheet1.K37</svg:desc>
                </draw:g>
              </table:table-cell>
              <table:table-cell office:value-type="float" office:value="0.000007">
                <text:p>0.000007</text:p>
                <draw:g>
                  <svg:desc>Sheet1.L2:Sheet1.L37</svg:desc>
                </draw:g>
              </table:table-cell>
              <table:table-cell office:value-type="float" office:value="0.000007">
                <text:p>0.000007</text:p>
                <draw:g>
                  <svg:desc>Sheet1.M2:Sheet1.M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3874">
                <text:p>0.003874</text:p>
              </table:table-cell>
              <table:table-cell office:value-type="float" office:value="0.003924">
                <text:p>0.003924</text:p>
              </table:table-cell>
              <table:table-cell office:value-type="float" office:value="0.001875">
                <text:p>0.001875</text:p>
              </table:table-cell>
              <table:table-cell office:value-type="float" office:value="0.002348">
                <text:p>0.002348</text:p>
              </table:table-cell>
              <table:table-cell office:value-type="float" office:value="0.000313">
                <text:p>0.000313</text:p>
              </table:table-cell>
              <table:table-cell office:value-type="float" office:value="0.000463">
                <text:p>0.000463</text:p>
              </table:table-cell>
              <table:table-cell office:value-type="float" office:value="0.000099">
                <text:p>0.000099</text:p>
              </table:table-cell>
              <table:table-cell office:value-type="float" office:value="0.000107">
                <text:p>0.000107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03084">
                <text:p>0.003084</text:p>
              </table:table-cell>
              <table:table-cell office:value-type="float" office:value="0.003313">
                <text:p>0.003313</text:p>
              </table:table-cell>
              <table:table-cell office:value-type="float" office:value="0.002178">
                <text:p>0.002178</text:p>
              </table:table-cell>
              <table:table-cell office:value-type="float" office:value="0.002365">
                <text:p>0.002365</text:p>
              </table:table-cell>
              <table:table-cell office:value-type="float" office:value="0.000372">
                <text:p>0.000372</text:p>
              </table:table-cell>
              <table:table-cell office:value-type="float" office:value="0.000313">
                <text:p>0.000313</text:p>
              </table:table-cell>
              <table:table-cell office:value-type="float" office:value="0.001267">
                <text:p>0.001267</text:p>
              </table:table-cell>
              <table:table-cell office:value-type="float" office:value="0.000545">
                <text:p>0.000545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0.005576">
                <text:p>0.005576</text:p>
              </table:table-cell>
              <table:table-cell office:value-type="float" office:value="0.004157">
                <text:p>0.004157</text:p>
              </table:table-cell>
              <table:table-cell office:value-type="float" office:value="0.010741">
                <text:p>0.010741</text:p>
              </table:table-cell>
              <table:table-cell office:value-type="float" office:value="0.003761">
                <text:p>0.003761</text:p>
              </table:table-cell>
              <table:table-cell office:value-type="float" office:value="0.000505">
                <text:p>0.000505</text:p>
              </table:table-cell>
              <table:table-cell office:value-type="float" office:value="0.000271">
                <text:p>0.000271</text:p>
              </table:table-cell>
              <table:table-cell office:value-type="float" office:value="0.000206">
                <text:p>0.000206</text:p>
              </table:table-cell>
              <table:table-cell office:value-type="float" office:value="0.000355">
                <text:p>0.000355</text:p>
              </table:table-cell>
              <table:table-cell office:value-type="float" office:value="0.00002">
                <text:p>0.00002</text:p>
              </table:table-cell>
              <table:table-cell office:value-type="float" office:value="0.000019">
                <text:p>0.000019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0.004217">
                <text:p>0.004217</text:p>
              </table:table-cell>
              <table:table-cell office:value-type="float" office:value="0.004878">
                <text:p>0.004878</text:p>
              </table:table-cell>
              <table:table-cell office:value-type="float" office:value="0.003995">
                <text:p>0.003995</text:p>
              </table:table-cell>
              <table:table-cell office:value-type="float" office:value="0.003674">
                <text:p>0.003674</text:p>
              </table:table-cell>
              <table:table-cell office:value-type="float" office:value="0.000335">
                <text:p>0.000335</text:p>
              </table:table-cell>
              <table:table-cell office:value-type="float" office:value="0.000377">
                <text:p>0.000377</text:p>
              </table:table-cell>
              <table:table-cell office:value-type="float" office:value="0.000249">
                <text:p>0.000249</text:p>
              </table:table-cell>
              <table:table-cell office:value-type="float" office:value="0.000337">
                <text:p>0.000337</text:p>
              </table:table-cell>
              <table:table-cell office:value-type="float" office:value="0.000024">
                <text:p>0.000024</text:p>
              </table:table-cell>
              <table:table-cell office:value-type="float" office:value="0.000026">
                <text:p>0.000026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005055">
                <text:p>0.005055</text:p>
              </table:table-cell>
              <table:table-cell office:value-type="float" office:value="0.005724">
                <text:p>0.005724</text:p>
              </table:table-cell>
              <table:table-cell office:value-type="float" office:value="0.005794">
                <text:p>0.005794</text:p>
              </table:table-cell>
              <table:table-cell office:value-type="float" office:value="0.00475">
                <text:p>0.00475</text:p>
              </table:table-cell>
              <table:table-cell office:value-type="float" office:value="0.000326">
                <text:p>0.000326</text:p>
              </table:table-cell>
              <table:table-cell office:value-type="float" office:value="0.0003">
                <text:p>0.0003</text:p>
              </table:table-cell>
              <table:table-cell office:value-type="float" office:value="0.000378">
                <text:p>0.000378</text:p>
              </table:table-cell>
              <table:table-cell office:value-type="float" office:value="0.000875">
                <text:p>0.000875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031">
                <text:p>0.000031</text:p>
              </table:table-cell>
              <table:table-cell office:value-type="float" office:value="0.000022">
                <text:p>0.000022</text:p>
              </table:table-cell>
              <table:table-cell office:value-type="float" office:value="0.000018">
                <text:p>0.0000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">
                <text:p>150</text:p>
              </table:table-cell>
              <table:table-cell office:value-type="float" office:value="0.006427">
                <text:p>0.006427</text:p>
              </table:table-cell>
              <table:table-cell office:value-type="float" office:value="0.007285">
                <text:p>0.007285</text:p>
              </table:table-cell>
              <table:table-cell office:value-type="float" office:value="0.007123">
                <text:p>0.007123</text:p>
              </table:table-cell>
              <table:table-cell office:value-type="float" office:value="0.006848">
                <text:p>0.006848</text:p>
              </table:table-cell>
              <table:table-cell office:value-type="float" office:value="0.000426">
                <text:p>0.000426</text:p>
              </table:table-cell>
              <table:table-cell office:value-type="float" office:value="0.000492">
                <text:p>0.000492</text:p>
              </table:table-cell>
              <table:table-cell office:value-type="float" office:value="0.000651">
                <text:p>0.000651</text:p>
              </table:table-cell>
              <table:table-cell office:value-type="float" office:value="0.000318">
                <text:p>0.000318</text:p>
              </table:table-cell>
              <table:table-cell office:value-type="float" office:value="0.000036">
                <text:p>0.000036</text:p>
              </table:table-cell>
              <table:table-cell office:value-type="float" office:value="0.000037">
                <text:p>0.000037</text:p>
              </table:table-cell>
              <table:table-cell office:value-type="float" office:value="0.00002">
                <text:p>0.00002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0">
                <text:p>220</text:p>
              </table:table-cell>
              <table:table-cell office:value-type="float" office:value="0.013703">
                <text:p>0.013703</text:p>
              </table:table-cell>
              <table:table-cell office:value-type="float" office:value="0.008946">
                <text:p>0.008946</text:p>
              </table:table-cell>
              <table:table-cell office:value-type="float" office:value="0.010117">
                <text:p>0.010117</text:p>
              </table:table-cell>
              <table:table-cell office:value-type="float" office:value="0.010345">
                <text:p>0.010345</text:p>
              </table:table-cell>
              <table:table-cell office:value-type="float" office:value="0.000602">
                <text:p>0.000602</text:p>
              </table:table-cell>
              <table:table-cell office:value-type="float" office:value="0.000514">
                <text:p>0.000514</text:p>
              </table:table-cell>
              <table:table-cell office:value-type="float" office:value="0.000738">
                <text:p>0.000738</text:p>
              </table:table-cell>
              <table:table-cell office:value-type="float" office:value="0.000426">
                <text:p>0.000426</text:p>
              </table:table-cell>
              <table:table-cell office:value-type="float" office:value="0.000053">
                <text:p>0.000053</text:p>
              </table:table-cell>
              <table:table-cell office:value-type="float" office:value="0.000058">
                <text:p>0.000058</text:p>
              </table:table-cell>
              <table:table-cell office:value-type="float" office:value="0.000023">
                <text:p>0.000023</text:p>
              </table:table-cell>
              <table:table-cell office:value-type="float" office:value="0.000025">
                <text:p>0.0000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0">
                <text:p>320</text:p>
              </table:table-cell>
              <table:table-cell office:value-type="float" office:value="0.013308">
                <text:p>0.013308</text:p>
              </table:table-cell>
              <table:table-cell office:value-type="float" office:value="0.011178">
                <text:p>0.011178</text:p>
              </table:table-cell>
              <table:table-cell office:value-type="float" office:value="0.013842">
                <text:p>0.013842</text:p>
              </table:table-cell>
              <table:table-cell office:value-type="float" office:value="0.014563">
                <text:p>0.014563</text:p>
              </table:table-cell>
              <table:table-cell office:value-type="float" office:value="0.000667">
                <text:p>0.000667</text:p>
              </table:table-cell>
              <table:table-cell office:value-type="float" office:value="0.000573">
                <text:p>0.000573</text:p>
              </table:table-cell>
              <table:table-cell office:value-type="float" office:value="0.000571">
                <text:p>0.000571</text:p>
              </table:table-cell>
              <table:table-cell office:value-type="float" office:value="0.000432">
                <text:p>0.000432</text:p>
              </table:table-cell>
              <table:table-cell office:value-type="float" office:value="0.00007">
                <text:p>0.00007</text:p>
              </table:table-cell>
              <table:table-cell office:value-type="float" office:value="0.000069">
                <text:p>0.000069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0">
                <text:p>460</text:p>
              </table:table-cell>
              <table:table-cell office:value-type="float" office:value="0.017382">
                <text:p>0.017382</text:p>
              </table:table-cell>
              <table:table-cell office:value-type="float" office:value="0.017376">
                <text:p>0.017376</text:p>
              </table:table-cell>
              <table:table-cell office:value-type="float" office:value="0.020035">
                <text:p>0.020035</text:p>
              </table:table-cell>
              <table:table-cell office:value-type="float" office:value="0.020191">
                <text:p>0.020191</text:p>
              </table:table-cell>
              <table:table-cell office:value-type="float" office:value="0.000775">
                <text:p>0.000775</text:p>
              </table:table-cell>
              <table:table-cell office:value-type="float" office:value="0.000512">
                <text:p>0.000512</text:p>
              </table:table-cell>
              <table:table-cell office:value-type="float" office:value="0.001283">
                <text:p>0.001283</text:p>
              </table:table-cell>
              <table:table-cell office:value-type="float" office:value="0.000707">
                <text:p>0.000707</text:p>
              </table:table-cell>
              <table:table-cell office:value-type="float" office:value="0.000102">
                <text:p>0.000102</text:p>
              </table:table-cell>
              <table:table-cell office:value-type="float" office:value="0.000103">
                <text:p>0.000103</text:p>
              </table:table-cell>
              <table:table-cell office:value-type="float" office:value="0.00004">
                <text:p>0.00004</text:p>
              </table:table-cell>
              <table:table-cell office:value-type="float" office:value="0.000038">
                <text:p>0.0000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80">
                <text:p>680</text:p>
              </table:table-cell>
              <table:table-cell office:value-type="float" office:value="0.021512">
                <text:p>0.021512</text:p>
              </table:table-cell>
              <table:table-cell office:value-type="float" office:value="0.023695">
                <text:p>0.023695</text:p>
              </table:table-cell>
              <table:table-cell office:value-type="float" office:value="0.029174">
                <text:p>0.029174</text:p>
              </table:table-cell>
              <table:table-cell office:value-type="float" office:value="0.028666">
                <text:p>0.028666</text:p>
              </table:table-cell>
              <table:table-cell office:value-type="float" office:value="0.001044">
                <text:p>0.001044</text:p>
              </table:table-cell>
              <table:table-cell office:value-type="float" office:value="0.000686">
                <text:p>0.000686</text:p>
              </table:table-cell>
              <table:table-cell office:value-type="float" office:value="0.001022">
                <text:p>0.001022</text:p>
              </table:table-cell>
              <table:table-cell office:value-type="float" office:value="0.000733">
                <text:p>0.000733</text:p>
              </table:table-cell>
              <table:table-cell office:value-type="float" office:value="0.000205">
                <text:p>0.000205</text:p>
              </table:table-cell>
              <table:table-cell office:value-type="float" office:value="0.000164">
                <text:p>0.000164</text:p>
              </table:table-cell>
              <table:table-cell office:value-type="float" office:value="0.000054">
                <text:p>0.000054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">
                <text:p>1000</text:p>
              </table:table-cell>
              <table:table-cell office:value-type="float" office:value="0.029426">
                <text:p>0.029426</text:p>
              </table:table-cell>
              <table:table-cell office:value-type="float" office:value="0.027612">
                <text:p>0.027612</text:p>
              </table:table-cell>
              <table:table-cell office:value-type="float" office:value="0.042712">
                <text:p>0.042712</text:p>
              </table:table-cell>
              <table:table-cell office:value-type="float" office:value="0.042517">
                <text:p>0.042517</text:p>
              </table:table-cell>
              <table:table-cell office:value-type="float" office:value="0.001496">
                <text:p>0.001496</text:p>
              </table:table-cell>
              <table:table-cell office:value-type="float" office:value="0.001814">
                <text:p>0.001814</text:p>
              </table:table-cell>
              <table:table-cell office:value-type="float" office:value="0.001181">
                <text:p>0.001181</text:p>
              </table:table-cell>
              <table:table-cell office:value-type="float" office:value="0.000695">
                <text:p>0.000695</text:p>
              </table:table-cell>
              <table:table-cell office:value-type="float" office:value="0.000285">
                <text:p>0.000285</text:p>
              </table:table-cell>
              <table:table-cell office:value-type="float" office:value="0.000234">
                <text:p>0.000234</text:p>
              </table:table-cell>
              <table:table-cell office:value-type="float" office:value="0.00008">
                <text:p>0.00008</text:p>
              </table:table-cell>
              <table:table-cell office:value-type="float" office:value="0.000076">
                <text:p>0.0000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70">
                <text:p>1470</text:p>
              </table:table-cell>
              <table:table-cell office:value-type="float" office:value="0.059407">
                <text:p>0.059407</text:p>
              </table:table-cell>
              <table:table-cell office:value-type="float" office:value="0.054327">
                <text:p>0.054327</text:p>
              </table:table-cell>
              <table:table-cell office:value-type="float" office:value="0.061571">
                <text:p>0.061571</text:p>
              </table:table-cell>
              <table:table-cell office:value-type="float" office:value="0.061075">
                <text:p>0.061075</text:p>
              </table:table-cell>
              <table:table-cell office:value-type="float" office:value="0.001867">
                <text:p>0.001867</text:p>
              </table:table-cell>
              <table:table-cell office:value-type="float" office:value="0.001826">
                <text:p>0.001826</text:p>
              </table:table-cell>
              <table:table-cell office:value-type="float" office:value="0.001415">
                <text:p>0.001415</text:p>
              </table:table-cell>
              <table:table-cell office:value-type="float" office:value="0.001497">
                <text:p>0.001497</text:p>
              </table:table-cell>
              <table:table-cell office:value-type="float" office:value="0.000333">
                <text:p>0.000333</text:p>
              </table:table-cell>
              <table:table-cell office:value-type="float" office:value="0.000357">
                <text:p>0.000357</text:p>
              </table:table-cell>
              <table:table-cell office:value-type="float" office:value="0.000123">
                <text:p>0.000123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50">
                <text:p>2150</text:p>
              </table:table-cell>
              <table:table-cell office:value-type="float" office:value="0.05491">
                <text:p>0.05491</text:p>
              </table:table-cell>
              <table:table-cell office:value-type="float" office:value="0.065216">
                <text:p>0.065216</text:p>
              </table:table-cell>
              <table:table-cell office:value-type="float" office:value="0.092614">
                <text:p>0.092614</text:p>
              </table:table-cell>
              <table:table-cell office:value-type="float" office:value="0.090019">
                <text:p>0.090019</text:p>
              </table:table-cell>
              <table:table-cell office:value-type="float" office:value="0.003048">
                <text:p>0.003048</text:p>
              </table:table-cell>
              <table:table-cell office:value-type="float" office:value="0.003005">
                <text:p>0.003005</text:p>
              </table:table-cell>
              <table:table-cell office:value-type="float" office:value="0.002479">
                <text:p>0.002479</text:p>
              </table:table-cell>
              <table:table-cell office:value-type="float" office:value="0.001516">
                <text:p>0.001516</text:p>
              </table:table-cell>
              <table:table-cell office:value-type="float" office:value="0.00045">
                <text:p>0.00045</text:p>
              </table:table-cell>
              <table:table-cell office:value-type="float" office:value="0.000466">
                <text:p>0.000466</text:p>
              </table:table-cell>
              <table:table-cell office:value-type="float" office:value="0.000162">
                <text:p>0.000162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60">
                <text:p>3160</text:p>
              </table:table-cell>
              <table:table-cell office:value-type="float" office:value="0.102565">
                <text:p>0.102565</text:p>
              </table:table-cell>
              <table:table-cell office:value-type="float" office:value="0.078092">
                <text:p>0.078092</text:p>
              </table:table-cell>
              <table:table-cell office:value-type="float" office:value="0.130157">
                <text:p>0.130157</text:p>
              </table:table-cell>
              <table:table-cell office:value-type="float" office:value="0.131936">
                <text:p>0.131936</text:p>
              </table:table-cell>
              <table:table-cell office:value-type="float" office:value="0.003012">
                <text:p>0.003012</text:p>
              </table:table-cell>
              <table:table-cell office:value-type="float" office:value="0.00272">
                <text:p>0.00272</text:p>
              </table:table-cell>
              <table:table-cell office:value-type="float" office:value="0.002591">
                <text:p>0.002591</text:p>
              </table:table-cell>
              <table:table-cell office:value-type="float" office:value="0.002107">
                <text:p>0.002107</text:p>
              </table:table-cell>
              <table:table-cell office:value-type="float" office:value="0.000699">
                <text:p>0.000699</text:p>
              </table:table-cell>
              <table:table-cell office:value-type="float" office:value="0.000646">
                <text:p>0.000646</text:p>
              </table:table-cell>
              <table:table-cell office:value-type="float" office:value="0.000228">
                <text:p>0.000228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40">
                <text:p>4640</text:p>
              </table:table-cell>
              <table:table-cell office:value-type="float" office:value="0.111879">
                <text:p>0.111879</text:p>
              </table:table-cell>
              <table:table-cell office:value-type="float" office:value="0.123979">
                <text:p>0.123979</text:p>
              </table:table-cell>
              <table:table-cell office:value-type="float" office:value="0.191982">
                <text:p>0.191982</text:p>
              </table:table-cell>
              <table:table-cell office:value-type="float" office:value="0.194663">
                <text:p>0.194663</text:p>
              </table:table-cell>
              <table:table-cell office:value-type="float" office:value="0.004632">
                <text:p>0.004632</text:p>
              </table:table-cell>
              <table:table-cell office:value-type="float" office:value="0.004915">
                <text:p>0.004915</text:p>
              </table:table-cell>
              <table:table-cell office:value-type="float" office:value="0.003636">
                <text:p>0.003636</text:p>
              </table:table-cell>
              <table:table-cell office:value-type="float" office:value="0.003067">
                <text:p>0.003067</text:p>
              </table:table-cell>
              <table:table-cell office:value-type="float" office:value="0.000995">
                <text:p>0.000995</text:p>
              </table:table-cell>
              <table:table-cell office:value-type="float" office:value="0.000983">
                <text:p>0.000983</text:p>
              </table:table-cell>
              <table:table-cell office:value-type="float" office:value="0.000335">
                <text:p>0.000335</text:p>
              </table:table-cell>
              <table:table-cell office:value-type="float" office:value="0.000327">
                <text:p>0.0003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10">
                <text:p>6810</text:p>
              </table:table-cell>
              <table:table-cell office:value-type="float" office:value="0.160067">
                <text:p>0.160067</text:p>
              </table:table-cell>
              <table:table-cell office:value-type="float" office:value="0.148356">
                <text:p>0.148356</text:p>
              </table:table-cell>
              <table:table-cell office:value-type="float" office:value="0.307161">
                <text:p>0.307161</text:p>
              </table:table-cell>
              <table:table-cell office:value-type="float" office:value="0.277925">
                <text:p>0.277925</text:p>
              </table:table-cell>
              <table:table-cell office:value-type="float" office:value="0.00673">
                <text:p>0.00673</text:p>
              </table:table-cell>
              <table:table-cell office:value-type="float" office:value="0.005801">
                <text:p>0.005801</text:p>
              </table:table-cell>
              <table:table-cell office:value-type="float" office:value="0.005165">
                <text:p>0.005165</text:p>
              </table:table-cell>
              <table:table-cell office:value-type="float" office:value="0.004819">
                <text:p>0.004819</text:p>
              </table:table-cell>
              <table:table-cell office:value-type="float" office:value="0.001428">
                <text:p>0.001428</text:p>
              </table:table-cell>
              <table:table-cell office:value-type="float" office:value="0.001304">
                <text:p>0.001304</text:p>
              </table:table-cell>
              <table:table-cell office:value-type="float" office:value="0.000467">
                <text:p>0.000467</text:p>
              </table:table-cell>
              <table:table-cell office:value-type="float" office:value="0.00047">
                <text:p>0.000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0">
                <text:p>10000</text:p>
              </table:table-cell>
              <table:table-cell office:value-type="float" office:value="0.252499">
                <text:p>0.252499</text:p>
              </table:table-cell>
              <table:table-cell office:value-type="float" office:value="0.218613">
                <text:p>0.218613</text:p>
              </table:table-cell>
              <table:table-cell office:value-type="float" office:value="0.413728">
                <text:p>0.413728</text:p>
              </table:table-cell>
              <table:table-cell office:value-type="float" office:value="0.409216">
                <text:p>0.409216</text:p>
              </table:table-cell>
              <table:table-cell office:value-type="float" office:value="0.010391">
                <text:p>0.010391</text:p>
              </table:table-cell>
              <table:table-cell office:value-type="float" office:value="0.009206">
                <text:p>0.009206</text:p>
              </table:table-cell>
              <table:table-cell office:value-type="float" office:value="0.009132">
                <text:p>0.009132</text:p>
              </table:table-cell>
              <table:table-cell office:value-type="float" office:value="0.007226">
                <text:p>0.007226</text:p>
              </table:table-cell>
              <table:table-cell office:value-type="float" office:value="0.00203">
                <text:p>0.00203</text:p>
              </table:table-cell>
              <table:table-cell office:value-type="float" office:value="0.001971">
                <text:p>0.001971</text:p>
              </table:table-cell>
              <table:table-cell office:value-type="float" office:value="0.00077">
                <text:p>0.00077</text:p>
              </table:table-cell>
              <table:table-cell office:value-type="float" office:value="0.000705">
                <text:p>0.0007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680">
                <text:p>14680</text:p>
              </table:table-cell>
              <table:table-cell office:value-type="float" office:value="0.385861">
                <text:p>0.385861</text:p>
              </table:table-cell>
              <table:table-cell office:value-type="float" office:value="0.323564">
                <text:p>0.323564</text:p>
              </table:table-cell>
              <table:table-cell office:value-type="float" office:value="0.602738">
                <text:p>0.602738</text:p>
              </table:table-cell>
              <table:table-cell office:value-type="float" office:value="0.602945">
                <text:p>0.602945</text:p>
              </table:table-cell>
              <table:table-cell office:value-type="float" office:value="0.016265">
                <text:p>0.016265</text:p>
              </table:table-cell>
              <table:table-cell office:value-type="float" office:value="0.014183">
                <text:p>0.014183</text:p>
              </table:table-cell>
              <table:table-cell office:value-type="float" office:value="0.012085">
                <text:p>0.012085</text:p>
              </table:table-cell>
              <table:table-cell office:value-type="float" office:value="0.010498">
                <text:p>0.010498</text:p>
              </table:table-cell>
              <table:table-cell office:value-type="float" office:value="0.002594">
                <text:p>0.002594</text:p>
              </table:table-cell>
              <table:table-cell office:value-type="float" office:value="0.001664">
                <text:p>0.001664</text:p>
              </table:table-cell>
              <table:table-cell office:value-type="float" office:value="0.001021">
                <text:p>0.001021</text:p>
              </table:table-cell>
              <table:table-cell office:value-type="float" office:value="0.000903">
                <text:p>0.0009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540">
                <text:p>21540</text:p>
              </table:table-cell>
              <table:table-cell office:value-type="float" office:value="0.530179">
                <text:p>0.530179</text:p>
              </table:table-cell>
              <table:table-cell office:value-type="float" office:value="0.47343">
                <text:p>0.47343</text:p>
              </table:table-cell>
              <table:table-cell office:value-type="float" office:value="0.894861">
                <text:p>0.894861</text:p>
              </table:table-cell>
              <table:table-cell office:value-type="float" office:value="0.949881">
                <text:p>0.949881</text:p>
              </table:table-cell>
              <table:table-cell office:value-type="float" office:value="0.025278">
                <text:p>0.025278</text:p>
              </table:table-cell>
              <table:table-cell office:value-type="float" office:value="0.021621">
                <text:p>0.021621</text:p>
              </table:table-cell>
              <table:table-cell office:value-type="float" office:value="0.017018">
                <text:p>0.017018</text:p>
              </table:table-cell>
              <table:table-cell office:value-type="float" office:value="0.015102">
                <text:p>0.015102</text:p>
              </table:table-cell>
              <table:table-cell office:value-type="float" office:value="0.00282">
                <text:p>0.00282</text:p>
              </table:table-cell>
              <table:table-cell office:value-type="float" office:value="0.001998">
                <text:p>0.001998</text:p>
              </table:table-cell>
              <table:table-cell office:value-type="float" office:value="0.001604">
                <text:p>0.001604</text:p>
              </table:table-cell>
              <table:table-cell office:value-type="float" office:value="0.001481">
                <text:p>0.0014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620">
                <text:p>31620</text:p>
              </table:table-cell>
              <table:table-cell office:value-type="float" office:value="0.819213">
                <text:p>0.819213</text:p>
              </table:table-cell>
              <table:table-cell office:value-type="float" office:value="0.700716">
                <text:p>0.700716</text:p>
              </table:table-cell>
              <table:table-cell office:value-type="float" office:value="1.316758">
                <text:p>1.316758</text:p>
              </table:table-cell>
              <table:table-cell office:value-type="float" office:value="1.29997">
                <text:p>1.29997</text:p>
              </table:table-cell>
              <table:table-cell office:value-type="float" office:value="0.039117">
                <text:p>0.039117</text:p>
              </table:table-cell>
              <table:table-cell office:value-type="float" office:value="0.033811">
                <text:p>0.033811</text:p>
              </table:table-cell>
              <table:table-cell office:value-type="float" office:value="0.033395">
                <text:p>0.033395</text:p>
              </table:table-cell>
              <table:table-cell office:value-type="float" office:value="0.023674">
                <text:p>0.023674</text:p>
              </table:table-cell>
              <table:table-cell office:value-type="float" office:value="0.00289">
                <text:p>0.00289</text:p>
              </table:table-cell>
              <table:table-cell office:value-type="float" office:value="0.003624">
                <text:p>0.003624</text:p>
              </table:table-cell>
              <table:table-cell office:value-type="float" office:value="0.002193">
                <text:p>0.002193</text:p>
              </table:table-cell>
              <table:table-cell office:value-type="float" office:value="0.002253">
                <text:p>0.0022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420">
                <text:p>46420</text:p>
              </table:table-cell>
              <table:table-cell office:value-type="float" office:value="1.209153">
                <text:p>1.209153</text:p>
              </table:table-cell>
              <table:table-cell office:value-type="float" office:value="1.021237">
                <text:p>1.021237</text:p>
              </table:table-cell>
              <table:table-cell office:value-type="float" office:value="1.928266">
                <text:p>1.928266</text:p>
              </table:table-cell>
              <table:table-cell office:value-type="float" office:value="2.001039">
                <text:p>2.001039</text:p>
              </table:table-cell>
              <table:table-cell office:value-type="float" office:value="0.055551">
                <text:p>0.055551</text:p>
              </table:table-cell>
              <table:table-cell office:value-type="float" office:value="0.049313">
                <text:p>0.049313</text:p>
              </table:table-cell>
              <table:table-cell office:value-type="float" office:value="0.04005">
                <text:p>0.04005</text:p>
              </table:table-cell>
              <table:table-cell office:value-type="float" office:value="0.039849">
                <text:p>0.039849</text:p>
              </table:table-cell>
              <table:table-cell office:value-type="float" office:value="0.002735">
                <text:p>0.002735</text:p>
              </table:table-cell>
              <table:table-cell office:value-type="float" office:value="0.00318">
                <text:p>0.00318</text:p>
              </table:table-cell>
              <table:table-cell office:value-type="float" office:value="0.003068">
                <text:p>0.003068</text:p>
              </table:table-cell>
              <table:table-cell office:value-type="float" office:value="0.002993">
                <text:p>0.0029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130">
                <text:p>68130</text:p>
              </table:table-cell>
              <table:table-cell office:value-type="float" office:value="1.918832">
                <text:p>1.918832</text:p>
              </table:table-cell>
              <table:table-cell office:value-type="float" office:value="1.606466">
                <text:p>1.606466</text:p>
              </table:table-cell>
              <table:table-cell office:value-type="float" office:value="2.856255">
                <text:p>2.856255</text:p>
              </table:table-cell>
              <table:table-cell office:value-type="float" office:value="2.897577">
                <text:p>2.897577</text:p>
              </table:table-cell>
              <table:table-cell office:value-type="float" office:value="0.091543">
                <text:p>0.091543</text:p>
              </table:table-cell>
              <table:table-cell office:value-type="float" office:value="0.111661">
                <text:p>0.111661</text:p>
              </table:table-cell>
              <table:table-cell office:value-type="float" office:value="0.054089">
                <text:p>0.054089</text:p>
              </table:table-cell>
              <table:table-cell office:value-type="float" office:value="0.051367">
                <text:p>0.051367</text:p>
              </table:table-cell>
              <table:table-cell office:value-type="float" office:value="0.003291">
                <text:p>0.003291</text:p>
              </table:table-cell>
              <table:table-cell office:value-type="float" office:value="0.003636">
                <text:p>0.003636</text:p>
              </table:table-cell>
              <table:table-cell office:value-type="float" office:value="0.004545">
                <text:p>0.004545</text:p>
              </table:table-cell>
              <table:table-cell office:value-type="float" office:value="0.004834">
                <text:p>0.0048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000">
                <text:p>100000</text:p>
              </table:table-cell>
              <table:table-cell office:value-type="float" office:value="3.392011">
                <text:p>3.392011</text:p>
              </table:table-cell>
              <table:table-cell office:value-type="float" office:value="2.381647">
                <text:p>2.381647</text:p>
              </table:table-cell>
              <table:table-cell office:value-type="float" office:value="4.225166">
                <text:p>4.225166</text:p>
              </table:table-cell>
              <table:table-cell office:value-type="float" office:value="4.330105">
                <text:p>4.330105</text:p>
              </table:table-cell>
              <table:table-cell office:value-type="float" office:value="0.13211">
                <text:p>0.13211</text:p>
              </table:table-cell>
              <table:table-cell office:value-type="float" office:value="0.161212">
                <text:p>0.161212</text:p>
              </table:table-cell>
              <table:table-cell office:value-type="float" office:value="0.086266">
                <text:p>0.086266</text:p>
              </table:table-cell>
              <table:table-cell office:value-type="float" office:value="0.082033">
                <text:p>0.082033</text:p>
              </table:table-cell>
              <table:table-cell office:value-type="float" office:value="0.004752">
                <text:p>0.004752</text:p>
              </table:table-cell>
              <table:table-cell office:value-type="float" office:value="0.004803">
                <text:p>0.004803</text:p>
              </table:table-cell>
              <table:table-cell office:value-type="float" office:value="0.006299">
                <text:p>0.006299</text:p>
              </table:table-cell>
              <table:table-cell office:value-type="float" office:value="0.006354">
                <text:p>0.0063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6780">
                <text:p>146780</text:p>
              </table:table-cell>
              <table:table-cell office:value-type="float" office:value="NaN">
                <text:p>NaN</text:p>
              </table:table-cell>
              <table:table-cell office:value-type="float" office:value="3.532718">
                <text:p>3.532718</text:p>
              </table:table-cell>
              <table:table-cell office:value-type="float" office:value="6.14578">
                <text:p>6.14578</text:p>
              </table:table-cell>
              <table:table-cell office:value-type="float" office:value="6.208014">
                <text:p>6.208014</text:p>
              </table:table-cell>
              <table:table-cell office:value-type="float" office:value="0.201187">
                <text:p>0.201187</text:p>
              </table:table-cell>
              <table:table-cell office:value-type="float" office:value="0.214377">
                <text:p>0.214377</text:p>
              </table:table-cell>
              <table:table-cell office:value-type="float" office:value="0.121052">
                <text:p>0.121052</text:p>
              </table:table-cell>
              <table:table-cell office:value-type="float" office:value="0.115701">
                <text:p>0.115701</text:p>
              </table:table-cell>
              <table:table-cell office:value-type="float" office:value="0.006906">
                <text:p>0.006906</text:p>
              </table:table-cell>
              <table:table-cell office:value-type="float" office:value="0.00707">
                <text:p>0.00707</text:p>
              </table:table-cell>
              <table:table-cell office:value-type="float" office:value="0.00907">
                <text:p>0.00907</text:p>
              </table:table-cell>
              <table:table-cell office:value-type="float" office:value="0.008831">
                <text:p>0.0088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5440">
                <text:p>215440</text:p>
              </table:table-cell>
              <table:table-cell office:value-type="float" office:value="NaN">
                <text:p>NaN</text:p>
              </table:table-cell>
              <table:table-cell office:value-type="float" office:value="8.004115">
                <text:p>8.004115</text:p>
              </table:table-cell>
              <table:table-cell office:value-type="float" office:value="9.071063">
                <text:p>9.071063</text:p>
              </table:table-cell>
              <table:table-cell office:value-type="float" office:value="9.133471">
                <text:p>9.133471</text:p>
              </table:table-cell>
              <table:table-cell office:value-type="float" office:value="0.352615">
                <text:p>0.352615</text:p>
              </table:table-cell>
              <table:table-cell office:value-type="float" office:value="0.281888">
                <text:p>0.281888</text:p>
              </table:table-cell>
              <table:table-cell office:value-type="float" office:value="0.191313">
                <text:p>0.191313</text:p>
              </table:table-cell>
              <table:table-cell office:value-type="float" office:value="0.191607">
                <text:p>0.191607</text:p>
              </table:table-cell>
              <table:table-cell office:value-type="float" office:value="0.010553">
                <text:p>0.010553</text:p>
              </table:table-cell>
              <table:table-cell office:value-type="float" office:value="0.010271">
                <text:p>0.010271</text:p>
              </table:table-cell>
              <table:table-cell office:value-type="float" office:value="0.012383">
                <text:p>0.012383</text:p>
              </table:table-cell>
              <table:table-cell office:value-type="float" office:value="0.012356">
                <text:p>0.0123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6230">
                <text:p>316230</text:p>
              </table:table-cell>
              <table:table-cell office:value-type="float" office:value="NaN">
                <text:p>NaN</text:p>
              </table:table-cell>
              <table:table-cell office:value-type="float" office:value="7.443907">
                <text:p>7.443907</text:p>
              </table:table-cell>
              <table:table-cell office:value-type="float" office:value="13.504382">
                <text:p>13.504382</text:p>
              </table:table-cell>
              <table:table-cell office:value-type="float" office:value="13.55804">
                <text:p>13.55804</text:p>
              </table:table-cell>
              <table:table-cell office:value-type="float" office:value="0.58938">
                <text:p>0.58938</text:p>
              </table:table-cell>
              <table:table-cell office:value-type="float" office:value="0.441409">
                <text:p>0.441409</text:p>
              </table:table-cell>
              <table:table-cell office:value-type="float" office:value="0.271965">
                <text:p>0.271965</text:p>
              </table:table-cell>
              <table:table-cell office:value-type="float" office:value="0.260293">
                <text:p>0.260293</text:p>
              </table:table-cell>
              <table:table-cell office:value-type="float" office:value="0.015222">
                <text:p>0.015222</text:p>
              </table:table-cell>
              <table:table-cell office:value-type="float" office:value="0.014928">
                <text:p>0.014928</text:p>
              </table:table-cell>
              <table:table-cell office:value-type="float" office:value="0.012961">
                <text:p>0.012961</text:p>
              </table:table-cell>
              <table:table-cell office:value-type="float" office:value="0.011904">
                <text:p>0.0119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4160">
                <text:p>464160</text:p>
              </table:table-cell>
              <table:table-cell office:value-type="float" office:value="NaN">
                <text:p>NaN</text:p>
              </table:table-cell>
              <table:table-cell office:value-type="float" office:value="15.106453">
                <text:p>15.106453</text:p>
              </table:table-cell>
              <table:table-cell office:value-type="float" office:value="19.890035">
                <text:p>19.890035</text:p>
              </table:table-cell>
              <table:table-cell office:value-type="float" office:value="19.884323">
                <text:p>19.884323</text:p>
              </table:table-cell>
              <table:table-cell office:value-type="float" office:value="3.039124">
                <text:p>3.039124</text:p>
              </table:table-cell>
              <table:table-cell office:value-type="float" office:value="0.673639">
                <text:p>0.673639</text:p>
              </table:table-cell>
              <table:table-cell office:value-type="float" office:value="0.535646">
                <text:p>0.535646</text:p>
              </table:table-cell>
              <table:table-cell office:value-type="float" office:value="0.398322">
                <text:p>0.398322</text:p>
              </table:table-cell>
              <table:table-cell office:value-type="float" office:value="0.021517">
                <text:p>0.021517</text:p>
              </table:table-cell>
              <table:table-cell office:value-type="float" office:value="0.022292">
                <text:p>0.022292</text:p>
              </table:table-cell>
              <table:table-cell office:value-type="float" office:value="0.015117">
                <text:p>0.015117</text:p>
              </table:table-cell>
              <table:table-cell office:value-type="float" office:value="0.015066">
                <text:p>0.0150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81290">
                <text:p>681290</text:p>
              </table:table-cell>
              <table:table-cell office:value-type="float" office:value="NaN">
                <text:p>NaN</text:p>
              </table:table-cell>
              <table:table-cell office:value-type="float" office:value="19.064822">
                <text:p>19.064822</text:p>
              </table:table-cell>
              <table:table-cell office:value-type="float" office:value="29.151916">
                <text:p>29.151916</text:p>
              </table:table-cell>
              <table:table-cell office:value-type="float" office:value="29.940314">
                <text:p>29.940314</text:p>
              </table:table-cell>
              <table:table-cell office:value-type="float" office:value="NaN">
                <text:p>NaN</text:p>
              </table:table-cell>
              <table:table-cell office:value-type="float" office:value="1.239299">
                <text:p>1.239299</text:p>
              </table:table-cell>
              <table:table-cell office:value-type="float" office:value="0.893113">
                <text:p>0.893113</text:p>
              </table:table-cell>
              <table:table-cell office:value-type="float" office:value="0.572831">
                <text:p>0.572831</text:p>
              </table:table-cell>
              <table:table-cell office:value-type="float" office:value="0.032091">
                <text:p>0.032091</text:p>
              </table:table-cell>
              <table:table-cell office:value-type="float" office:value="0.032318">
                <text:p>0.032318</text:p>
              </table:table-cell>
              <table:table-cell office:value-type="float" office:value="0.022164">
                <text:p>0.022164</text:p>
              </table:table-cell>
              <table:table-cell office:value-type="float" office:value="0.020562">
                <text:p>0.0205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34.938533">
                <text:p>34.938533</text:p>
              </table:table-cell>
              <table:table-cell office:value-type="float" office:value="266.597212">
                <text:p>266.597212</text:p>
              </table:table-cell>
              <table:table-cell office:value-type="float" office:value="45.646932">
                <text:p>45.646932</text:p>
              </table:table-cell>
              <table:table-cell office:value-type="float" office:value="NaN">
                <text:p>NaN</text:p>
              </table:table-cell>
              <table:table-cell office:value-type="float" office:value="1.871226">
                <text:p>1.871226</text:p>
              </table:table-cell>
              <table:table-cell office:value-type="float" office:value="NaN">
                <text:p>NaN</text:p>
              </table:table-cell>
              <table:table-cell office:value-type="float" office:value="0.902242">
                <text:p>0.902242</text:p>
              </table:table-cell>
              <table:table-cell office:value-type="float" office:value="0.07551">
                <text:p>0.07551</text:p>
              </table:table-cell>
              <table:table-cell office:value-type="float" office:value="0.046468">
                <text:p>0.046468</text:p>
              </table:table-cell>
              <table:table-cell office:value-type="float" office:value="0.029524">
                <text:p>0.029524</text:p>
              </table:table-cell>
              <table:table-cell office:value-type="float" office:value="0.028838">
                <text:p>0.0288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67800">
                <text:p>1467800</text:p>
              </table:table-cell>
              <table:table-cell office:value-type="float" office:value="NaN">
                <text:p>NaN</text:p>
              </table:table-cell>
              <table:table-cell office:value-type="float" office:value="49.327447">
                <text:p>49.327447</text:p>
              </table:table-cell>
              <table:table-cell office:value-type="float" office:value="NaN">
                <text:p>NaN</text:p>
              </table:table-cell>
              <table:table-cell office:value-type="float" office:value="62.683292">
                <text:p>62.683292</text:p>
              </table:table-cell>
              <table:table-cell office:value-type="float" office:value="NaN">
                <text:p>NaN</text:p>
              </table:table-cell>
              <table:table-cell office:value-type="float" office:value="2.72418">
                <text:p>2.72418</text:p>
              </table:table-cell>
              <table:table-cell office:value-type="float" office:value="NaN">
                <text:p>NaN</text:p>
              </table:table-cell>
              <table:table-cell office:value-type="float" office:value="3.070641">
                <text:p>3.070641</text:p>
              </table:table-cell>
              <table:table-cell office:value-type="float" office:value="NaN">
                <text:p>NaN</text:p>
              </table:table-cell>
              <table:table-cell office:value-type="float" office:value="0.069767">
                <text:p>0.069767</text:p>
              </table:table-cell>
              <table:table-cell office:value-type="float" office:value="0.043646">
                <text:p>0.043646</text:p>
              </table:table-cell>
              <table:table-cell office:value-type="float" office:value="0.042998">
                <text:p>0.0429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54430">
                <text:p>2154430</text:p>
              </table:table-cell>
              <table:table-cell office:value-type="float" office:value="NaN">
                <text:p>NaN</text:p>
              </table:table-cell>
              <table:table-cell office:value-type="float" office:value="89.882534">
                <text:p>89.882534</text:p>
              </table:table-cell>
              <table:table-cell office:value-type="float" office:value="NaN">
                <text:p>NaN</text:p>
              </table:table-cell>
              <table:table-cell office:value-type="float" office:value="97.756976">
                <text:p>97.756976</text:p>
              </table:table-cell>
              <table:table-cell office:value-type="float" office:value="NaN">
                <text:p>NaN</text:p>
              </table:table-cell>
              <table:table-cell office:value-type="float" office:value="10.705245">
                <text:p>10.705245</text:p>
              </table:table-cell>
              <table:table-cell office:value-type="float" office:value="NaN">
                <text:p>NaN</text:p>
              </table:table-cell>
              <table:table-cell office:value-type="float" office:value="2.096925">
                <text:p>2.096925</text:p>
              </table:table-cell>
              <table:table-cell office:value-type="float" office:value="NaN">
                <text:p>NaN</text:p>
              </table:table-cell>
              <table:table-cell office:value-type="float" office:value="0.104364">
                <text:p>0.104364</text:p>
              </table:table-cell>
              <table:table-cell office:value-type="float" office:value="NaN">
                <text:p>NaN</text:p>
              </table:table-cell>
              <table:table-cell office:value-type="float" office:value="0.062609">
                <text:p>0.0626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62280">
                <text:p>3162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.001007">
                <text:p>141.001007</text:p>
              </table:table-cell>
              <table:table-cell office:value-type="float" office:value="NaN">
                <text:p>NaN</text:p>
              </table:table-cell>
              <table:table-cell office:value-type="float" office:value="13.493893">
                <text:p>13.493893</text:p>
              </table:table-cell>
              <table:table-cell office:value-type="float" office:value="NaN">
                <text:p>NaN</text:p>
              </table:table-cell>
              <table:table-cell office:value-type="float" office:value="3.591554">
                <text:p>3.591554</text:p>
              </table:table-cell>
              <table:table-cell office:value-type="float" office:value="NaN">
                <text:p>NaN</text:p>
              </table:table-cell>
              <table:table-cell office:value-type="float" office:value="0.15863">
                <text:p>0.15863</text:p>
              </table:table-cell>
              <table:table-cell office:value-type="float" office:value="NaN">
                <text:p>NaN</text:p>
              </table:table-cell>
              <table:table-cell office:value-type="float" office:value="0.091103">
                <text:p>0.0911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41590">
                <text:p>4641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8.787853">
                <text:p>208.787853</text:p>
              </table:table-cell>
              <table:table-cell office:value-type="float" office:value="NaN">
                <text:p>NaN</text:p>
              </table:table-cell>
              <table:table-cell office:value-type="float" office:value="21.332398">
                <text:p>21.332398</text:p>
              </table:table-cell>
              <table:table-cell office:value-type="float" office:value="NaN">
                <text:p>NaN</text:p>
              </table:table-cell>
              <table:table-cell office:value-type="float" office:value="5.207103">
                <text:p>5.207103</text:p>
              </table:table-cell>
              <table:table-cell office:value-type="float" office:value="NaN">
                <text:p>NaN</text:p>
              </table:table-cell>
              <table:table-cell office:value-type="float" office:value="0.224211">
                <text:p>0.224211</text:p>
              </table:table-cell>
              <table:table-cell office:value-type="float" office:value="NaN">
                <text:p>NaN</text:p>
              </table:table-cell>
              <table:table-cell office:value-type="float" office:value="0.138883">
                <text:p>0.1388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12920">
                <text:p>6812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1.269252">
                <text:p>311.269252</text:p>
              </table:table-cell>
              <table:table-cell office:value-type="float" office:value="NaN">
                <text:p>NaN</text:p>
              </table:table-cell>
              <table:table-cell office:value-type="float" office:value="49.733521">
                <text:p>49.733521</text:p>
              </table:table-cell>
              <table:table-cell office:value-type="float" office:value="NaN">
                <text:p>NaN</text:p>
              </table:table-cell>
              <table:table-cell office:value-type="float" office:value="11.457083">
                <text:p>11.457083</text:p>
              </table:table-cell>
              <table:table-cell office:value-type="float" office:value="NaN">
                <text:p>NaN</text:p>
              </table:table-cell>
              <table:table-cell office:value-type="float" office:value="0.330958">
                <text:p>0.330958</text:p>
              </table:table-cell>
              <table:table-cell office:value-type="float" office:value="NaN">
                <text:p>NaN</text:p>
              </table:table-cell>
              <table:table-cell office:value-type="float" office:value="0.204612">
                <text:p>0.2046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00">
                <text:p>1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8.361044">
                <text:p>1588.361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615846">
                <text:p>19.615846</text:p>
              </table:table-cell>
              <table:table-cell office:value-type="float" office:value="NaN">
                <text:p>NaN</text:p>
              </table:table-cell>
              <table:table-cell office:value-type="float" office:value="0.492857">
                <text:p>0.492857</text:p>
              </table:table-cell>
              <table:table-cell office:value-type="float" office:value="NaN">
                <text:p>NaN</text:p>
              </table:table-cell>
              <table:table-cell office:value-type="float" office:value="0.319018">
                <text:p>0.3190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7">
      <number:number number: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ffffff"/>
      <style:text-properties fo:font-size="10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7">
      <style:chart-properties chart:display-label="true" chart:tick-marks-minor-inner="true" chart:tick-marks-minor-outer="false" chart:logarithmic="true" chart:minimum="100" chart:maximum="10000000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graphic-properties draw:fill="solid" draw:fill-color="#ffffff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tick-marks-minor-inner="true" chart:tick-marks-minor-outer="false" chart:logarithmic="true" chart:minimum="0.00001" chart:origin="0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5.147cm" svg:height="9.83cm" xlink:href="." xlink:type="simple" chart:class="chart:scatter" chart:style-name="ch1">
        <chart:title svg:x="11.306cm" svg:y="6.804cm" chart:style-name="ch2">
          <text:p>4GB 64 bit JVM
genmodelled models </text:p>
        </chart:title>
        <chart:legend svg:x="2.733cm" svg:y="1.025cm" style:legend-expansion="custom" chartooo:width="4.702cm" chartooo:height="3.612cm" style:legend-expansion-aspect-ratio="1.30177187153931" chart:style-name="ch3"/>
        <chart:plot-area chart:style-name="ch4" chart:data-source-has-labels="both" svg:x="2.378cm" svg:y="0.691cm" svg:width="14.564cm" svg:height="8.156cm">
          <chartooo:coordinate-region svg:x="2.656cm" svg:y="0.903cm" svg:width="12.817cm" svg:height="7.271cm"/>
          <chart:axis chart:dimension="x" chart:name="primary-x" chart:style-name="ch5" chartooo:axis-type="auto">
            <chart:title svg:x="6.917cm" svg:y="8.401cm" chart:style-name="ch6">
              <text:p>             Model Elements           </text:p>
            </chart:title>
            <chart:categories table:cell-range-address="local-table.$A$2:.$A$37"/>
            <chart:grid chart:style-name="ch7" chart:class="major"/>
          </chart:axis>
          <chart:axis chart:dimension="y" chart:name="primary-y" chart:style-name="ch8">
            <chart:title svg:x="15.646cm" svg:y="3.308cm" chart:style-name="ch6">
              <text:p>seconds</text:p>
            </chart:title>
            <chart:grid chart:style-name="ch7" chart:class="major"/>
          </chart:axis>
          <chart:series chart:style-name="ch9" chart:values-cell-range-address="local-table.$B$2:.$B$37" chart:label-cell-address="local-table.$B$1" chart:class="chart:scatter">
            <chart:domain table:cell-range-address="local-table.$C$2:.$C$37"/>
            <chart:data-point chart:repeated="36"/>
          </chart:series>
          <chart:series chart:style-name="ch10" chart:values-cell-range-address="local-table.$D$2:.$D$37" chart:label-cell-address="local-table.$D$1" chart:class="chart:scatter">
            <chart:data-point chart:repeated="36"/>
          </chart:series>
          <chart:series chart:style-name="ch11" chart:values-cell-range-address="local-table.$E$2:.$E$37" chart:label-cell-address="local-table.$E$1" chart:class="chart:scatter">
            <chart:data-point chart:repeated="36"/>
          </chart:series>
          <chart:series chart:style-name="ch12" chart:values-cell-range-address="local-table.$F$2:.$F$37" chart:label-cell-address="local-table.$F$1" chart:class="chart:scatter">
            <chart:data-point chart:repeated="36"/>
          </chart:series>
          <chart:series chart:style-name="ch13" chart:values-cell-range-address="local-table.$G$2:.$G$37" chart:label-cell-address="local-table.$G$1" chart:class="chart:scatter">
            <chart:data-point chart:repeated="36"/>
          </chart:series>
          <chart:series chart:style-name="ch14" chart:values-cell-range-address="local-table.$H$2:.$H$37" chart:label-cell-address="local-table.$H$1" chart:class="chart:scatter">
            <chart:data-point chart:repeated="36"/>
          </chart:series>
          <chart:series chart:style-name="ch15" chart:values-cell-range-address="local-table.$I$2:.$I$37" chart:label-cell-address="local-table.$I$1" chart:class="chart:scatter">
            <chart:data-point chart:repeated="36"/>
          </chart:series>
          <chart:series chart:style-name="ch16" chart:values-cell-range-address="local-table.$J$2:.$J$37" chart:label-cell-address="local-table.$J$1" chart:class="chart:scatter">
            <chart:data-point chart:repeated="3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L</text:p>
              </table:table-cell>
              <table:table-cell office:value-type="string">
                <text:p/>
              </table:table-cell>
              <table:table-cell office:value-type="string">
                <text:p>QVTo Interpreted</text:p>
              </table:table-cell>
              <table:table-cell office:value-type="string">
                <text:p>QVTc Interpreted</text:p>
              </table:table-cell>
              <table:table-cell office:value-type="string">
                <text:p>ATL - old VM</text:p>
              </table:table-cell>
              <table:table-cell office:value-type="string">
                <text:p>ATL - EMFTVM</text:p>
              </table:table-cell>
              <table:table-cell office:value-type="string">
                <text:p>QVTc Code Generated</text:p>
              </table:table-cell>
              <table:table-cell office:value-type="string">
                <text:p>EcoreUtil Copy</text:p>
              </table:table-cell>
              <table:table-cell office:value-type="string">
                <text:p>Manual Cop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005442">
                <text:p>0.005442</text:p>
              </table:table-cell>
              <table:table-cell office:value-type="float" office:value="0.001311">
                <text:p>0.001311</text:p>
              </table:table-cell>
              <table:table-cell office:value-type="float" office:value="0.01952">
                <text:p>0.01952</text:p>
              </table:table-cell>
              <table:table-cell office:value-type="float" office:value="0.002117">
                <text:p>0.002117</text:p>
              </table:table-cell>
              <table:table-cell office:value-type="float" office:value="0.000591">
                <text:p>0.000591</text:p>
              </table:table-cell>
              <table:table-cell office:value-type="float" office:value="0.000484">
                <text:p>0.00048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0.00591">
                <text:p>0.00591</text:p>
              </table:table-cell>
              <table:table-cell office:value-type="float" office:value="0.001708">
                <text:p>0.001708</text:p>
              </table:table-cell>
              <table:table-cell office:value-type="float" office:value="0.015134">
                <text:p>0.015134</text:p>
              </table:table-cell>
              <table:table-cell office:value-type="float" office:value="0.001547">
                <text:p>0.001547</text:p>
              </table:table-cell>
              <table:table-cell office:value-type="float" office:value="0.000452">
                <text:p>0.000452</text:p>
              </table:table-cell>
              <table:table-cell office:value-type="float" office:value="0.000156">
                <text:p>0.000156</text:p>
              </table:table-cell>
              <table:table-cell office:value-type="float" office:value="0.000019">
                <text:p>0.000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0.053538">
                <text:p>0.053538</text:p>
              </table:table-cell>
              <table:table-cell office:value-type="float" office:value="0.0022">
                <text:p>0.0022</text:p>
              </table:table-cell>
              <table:table-cell office:value-type="float" office:value="0.012272">
                <text:p>0.012272</text:p>
              </table:table-cell>
              <table:table-cell office:value-type="float" office:value="0.001613">
                <text:p>0.001613</text:p>
              </table:table-cell>
              <table:table-cell office:value-type="float" office:value="0.000407">
                <text:p>0.000407</text:p>
              </table:table-cell>
              <table:table-cell office:value-type="float" office:value="0.000291">
                <text:p>0.000291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0.007603">
                <text:p>0.007603</text:p>
              </table:table-cell>
              <table:table-cell office:value-type="float" office:value="0.007921">
                <text:p>0.007921</text:p>
              </table:table-cell>
              <table:table-cell office:value-type="float" office:value="0.011556">
                <text:p>0.011556</text:p>
              </table:table-cell>
              <table:table-cell office:value-type="float" office:value="0.002234">
                <text:p>0.002234</text:p>
              </table:table-cell>
              <table:table-cell office:value-type="float" office:value="0.00038">
                <text:p>0.00038</text:p>
              </table:table-cell>
              <table:table-cell office:value-type="float" office:value="0.000394">
                <text:p>0.000394</text:p>
              </table:table-cell>
              <table:table-cell office:value-type="float" office:value="0.000022">
                <text:p>0.0000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0.006096">
                <text:p>0.006096</text:p>
              </table:table-cell>
              <table:table-cell office:value-type="float" office:value="0.003796">
                <text:p>0.003796</text:p>
              </table:table-cell>
              <table:table-cell office:value-type="float" office:value="0.011909">
                <text:p>0.011909</text:p>
              </table:table-cell>
              <table:table-cell office:value-type="float" office:value="0.004204">
                <text:p>0.004204</text:p>
              </table:table-cell>
              <table:table-cell office:value-type="float" office:value="0.001039">
                <text:p>0.001039</text:p>
              </table:table-cell>
              <table:table-cell office:value-type="float" office:value="0.000306">
                <text:p>0.000306</text:p>
              </table:table-cell>
              <table:table-cell office:value-type="float" office:value="0.000025">
                <text:p>0.000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0.007973">
                <text:p>0.007973</text:p>
              </table:table-cell>
              <table:table-cell office:value-type="float" office:value="0.00483">
                <text:p>0.00483</text:p>
              </table:table-cell>
              <table:table-cell office:value-type="float" office:value="0.011036">
                <text:p>0.011036</text:p>
              </table:table-cell>
              <table:table-cell office:value-type="float" office:value="0.005079">
                <text:p>0.005079</text:p>
              </table:table-cell>
              <table:table-cell office:value-type="float" office:value="0.000366">
                <text:p>0.000366</text:p>
              </table:table-cell>
              <table:table-cell office:value-type="float" office:value="0.000322">
                <text:p>0.000322</text:p>
              </table:table-cell>
              <table:table-cell office:value-type="float" office:value="0.000029">
                <text:p>0.0000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0.012236">
                <text:p>0.012236</text:p>
              </table:table-cell>
              <table:table-cell office:value-type="float" office:value="0.007027">
                <text:p>0.007027</text:p>
              </table:table-cell>
              <table:table-cell office:value-type="float" office:value="0.010648">
                <text:p>0.010648</text:p>
              </table:table-cell>
              <table:table-cell office:value-type="float" office:value="0.007765">
                <text:p>0.007765</text:p>
              </table:table-cell>
              <table:table-cell office:value-type="float" office:value="0.000395">
                <text:p>0.000395</text:p>
              </table:table-cell>
              <table:table-cell office:value-type="float" office:value="0.000303">
                <text:p>0.000303</text:p>
              </table:table-cell>
              <table:table-cell office:value-type="float" office:value="0.000041">
                <text:p>0.0000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20">
                <text:p>220</text:p>
              </table:table-cell>
              <table:table-cell office:value-type="float" office:value="0.01174">
                <text:p>0.01174</text:p>
              </table:table-cell>
              <table:table-cell office:value-type="float" office:value="0.009765">
                <text:p>0.009765</text:p>
              </table:table-cell>
              <table:table-cell office:value-type="float" office:value="0.01101">
                <text:p>0.01101</text:p>
              </table:table-cell>
              <table:table-cell office:value-type="float" office:value="0.015144">
                <text:p>0.015144</text:p>
              </table:table-cell>
              <table:table-cell office:value-type="float" office:value="0.000534">
                <text:p>0.000534</text:p>
              </table:table-cell>
              <table:table-cell office:value-type="float" office:value="0.0004">
                <text:p>0.0004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320">
                <text:p>320</text:p>
              </table:table-cell>
              <table:table-cell office:value-type="float" office:value="0.013772">
                <text:p>0.013772</text:p>
              </table:table-cell>
              <table:table-cell office:value-type="float" office:value="0.016158">
                <text:p>0.016158</text:p>
              </table:table-cell>
              <table:table-cell office:value-type="float" office:value="0.012753">
                <text:p>0.012753</text:p>
              </table:table-cell>
              <table:table-cell office:value-type="float" office:value="0.014632">
                <text:p>0.014632</text:p>
              </table:table-cell>
              <table:table-cell office:value-type="float" office:value="0.000718">
                <text:p>0.000718</text:p>
              </table:table-cell>
              <table:table-cell office:value-type="float" office:value="0.000531">
                <text:p>0.000531</text:p>
              </table:table-cell>
              <table:table-cell office:value-type="float" office:value="0.000069">
                <text:p>0.0000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460">
                <text:p>460</text:p>
              </table:table-cell>
              <table:table-cell office:value-type="float" office:value="0.023617">
                <text:p>0.023617</text:p>
              </table:table-cell>
              <table:table-cell office:value-type="float" office:value="0.024717">
                <text:p>0.024717</text:p>
              </table:table-cell>
              <table:table-cell office:value-type="float" office:value="0.016782">
                <text:p>0.016782</text:p>
              </table:table-cell>
              <table:table-cell office:value-type="float" office:value="0.017412">
                <text:p>0.017412</text:p>
              </table:table-cell>
              <table:table-cell office:value-type="float" office:value="0.000604">
                <text:p>0.000604</text:p>
              </table:table-cell>
              <table:table-cell office:value-type="float" office:value="0.000549">
                <text:p>0.000549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680">
                <text:p>680</text:p>
              </table:table-cell>
              <table:table-cell office:value-type="float" office:value="0.025613">
                <text:p>0.025613</text:p>
              </table:table-cell>
              <table:table-cell office:value-type="float" office:value="0.029948">
                <text:p>0.029948</text:p>
              </table:table-cell>
              <table:table-cell office:value-type="float" office:value="0.016318">
                <text:p>0.016318</text:p>
              </table:table-cell>
              <table:table-cell office:value-type="float" office:value="0.017586">
                <text:p>0.017586</text:p>
              </table:table-cell>
              <table:table-cell office:value-type="float" office:value="0.00081">
                <text:p>0.00081</text:p>
              </table:table-cell>
              <table:table-cell office:value-type="float" office:value="0.000882">
                <text:p>0.000882</text:p>
              </table:table-cell>
              <table:table-cell office:value-type="float" office:value="0.000184">
                <text:p>0.0001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000">
                <text:p>1000</text:p>
              </table:table-cell>
              <table:table-cell office:value-type="float" office:value="0.032988">
                <text:p>0.032988</text:p>
              </table:table-cell>
              <table:table-cell office:value-type="float" office:value="0.043107">
                <text:p>0.043107</text:p>
              </table:table-cell>
              <table:table-cell office:value-type="float" office:value="0.017962">
                <text:p>0.017962</text:p>
              </table:table-cell>
              <table:table-cell office:value-type="float" office:value="0.026727">
                <text:p>0.026727</text:p>
              </table:table-cell>
              <table:table-cell office:value-type="float" office:value="0.001452">
                <text:p>0.001452</text:p>
              </table:table-cell>
              <table:table-cell office:value-type="float" office:value="0.001248">
                <text:p>0.001248</text:p>
              </table:table-cell>
              <table:table-cell office:value-type="float" office:value="0.000234">
                <text:p>0.0002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470">
                <text:p>1470</text:p>
              </table:table-cell>
              <table:table-cell office:value-type="float" office:value="0.048445">
                <text:p>0.048445</text:p>
              </table:table-cell>
              <table:table-cell office:value-type="float" office:value="0.066721">
                <text:p>0.066721</text:p>
              </table:table-cell>
              <table:table-cell office:value-type="float" office:value="0.024798">
                <text:p>0.024798</text:p>
              </table:table-cell>
              <table:table-cell office:value-type="float" office:value="0.027775">
                <text:p>0.027775</text:p>
              </table:table-cell>
              <table:table-cell office:value-type="float" office:value="0.00161">
                <text:p>0.00161</text:p>
              </table:table-cell>
              <table:table-cell office:value-type="float" office:value="0.001333">
                <text:p>0.001333</text:p>
              </table:table-cell>
              <table:table-cell office:value-type="float" office:value="0.000339">
                <text:p>0.0003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2150">
                <text:p>2150</text:p>
              </table:table-cell>
              <table:table-cell office:value-type="float" office:value="0.057639">
                <text:p>0.057639</text:p>
              </table:table-cell>
              <table:table-cell office:value-type="float" office:value="0.09181">
                <text:p>0.09181</text:p>
              </table:table-cell>
              <table:table-cell office:value-type="float" office:value="0.045863">
                <text:p>0.045863</text:p>
              </table:table-cell>
              <table:table-cell office:value-type="float" office:value="0.041764">
                <text:p>0.041764</text:p>
              </table:table-cell>
              <table:table-cell office:value-type="float" office:value="0.002746">
                <text:p>0.002746</text:p>
              </table:table-cell>
              <table:table-cell office:value-type="float" office:value="0.002244">
                <text:p>0.002244</text:p>
              </table:table-cell>
              <table:table-cell office:value-type="float" office:value="0.000689">
                <text:p>0.0006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3160">
                <text:p>3160</text:p>
              </table:table-cell>
              <table:table-cell office:value-type="float" office:value="0.084571">
                <text:p>0.084571</text:p>
              </table:table-cell>
              <table:table-cell office:value-type="float" office:value="0.13344">
                <text:p>0.13344</text:p>
              </table:table-cell>
              <table:table-cell office:value-type="float" office:value="0.05552">
                <text:p>0.05552</text:p>
              </table:table-cell>
              <table:table-cell office:value-type="float" office:value="0.046652">
                <text:p>0.046652</text:p>
              </table:table-cell>
              <table:table-cell office:value-type="float" office:value="0.003531">
                <text:p>0.003531</text:p>
              </table:table-cell>
              <table:table-cell office:value-type="float" office:value="0.002511">
                <text:p>0.002511</text:p>
              </table:table-cell>
              <table:table-cell office:value-type="float" office:value="0.000725">
                <text:p>0.0007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4640">
                <text:p>4640</text:p>
              </table:table-cell>
              <table:table-cell office:value-type="float" office:value="0.142534">
                <text:p>0.142534</text:p>
              </table:table-cell>
              <table:table-cell office:value-type="float" office:value="0.195608">
                <text:p>0.195608</text:p>
              </table:table-cell>
              <table:table-cell office:value-type="float" office:value="0.068846">
                <text:p>0.068846</text:p>
              </table:table-cell>
              <table:table-cell office:value-type="float" office:value="0.0589">
                <text:p>0.0589</text:p>
              </table:table-cell>
              <table:table-cell office:value-type="float" office:value="0.006607">
                <text:p>0.006607</text:p>
              </table:table-cell>
              <table:table-cell office:value-type="float" office:value="0.003485">
                <text:p>0.003485</text:p>
              </table:table-cell>
              <table:table-cell office:value-type="float" office:value="0.000966">
                <text:p>0.0009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6810">
                <text:p>6810</text:p>
              </table:table-cell>
              <table:table-cell office:value-type="float" office:value="0.174116">
                <text:p>0.174116</text:p>
              </table:table-cell>
              <table:table-cell office:value-type="float" office:value="0.282753">
                <text:p>0.282753</text:p>
              </table:table-cell>
              <table:table-cell office:value-type="float" office:value="0.090174">
                <text:p>0.090174</text:p>
              </table:table-cell>
              <table:table-cell office:value-type="float" office:value="0.084104">
                <text:p>0.084104</text:p>
              </table:table-cell>
              <table:table-cell office:value-type="float" office:value="0.006542">
                <text:p>0.006542</text:p>
              </table:table-cell>
              <table:table-cell office:value-type="float" office:value="0.006343">
                <text:p>0.006343</text:p>
              </table:table-cell>
              <table:table-cell office:value-type="float" office:value="0.001351">
                <text:p>0.0013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0000">
                <text:p>10000</text:p>
              </table:table-cell>
              <table:table-cell office:value-type="float" office:value="0.255979">
                <text:p>0.255979</text:p>
              </table:table-cell>
              <table:table-cell office:value-type="float" office:value="0.422277">
                <text:p>0.422277</text:p>
              </table:table-cell>
              <table:table-cell office:value-type="float" office:value="0.135824">
                <text:p>0.135824</text:p>
              </table:table-cell>
              <table:table-cell office:value-type="float" office:value="0.097542">
                <text:p>0.097542</text:p>
              </table:table-cell>
              <table:table-cell office:value-type="float" office:value="0.010173">
                <text:p>0.010173</text:p>
              </table:table-cell>
              <table:table-cell office:value-type="float" office:value="0.00751">
                <text:p>0.00751</text:p>
              </table:table-cell>
              <table:table-cell office:value-type="float" office:value="0.00206">
                <text:p>0.002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4680">
                <text:p>14680</text:p>
              </table:table-cell>
              <table:table-cell office:value-type="float" office:value="0.374125">
                <text:p>0.374125</text:p>
              </table:table-cell>
              <table:table-cell office:value-type="float" office:value="0.612674">
                <text:p>0.612674</text:p>
              </table:table-cell>
              <table:table-cell office:value-type="float" office:value="0.194068">
                <text:p>0.194068</text:p>
              </table:table-cell>
              <table:table-cell office:value-type="float" office:value="0.14052">
                <text:p>0.14052</text:p>
              </table:table-cell>
              <table:table-cell office:value-type="float" office:value="0.019557">
                <text:p>0.019557</text:p>
              </table:table-cell>
              <table:table-cell office:value-type="float" office:value="0.011556">
                <text:p>0.011556</text:p>
              </table:table-cell>
              <table:table-cell office:value-type="float" office:value="0.00208">
                <text:p>0.002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21540">
                <text:p>21540</text:p>
              </table:table-cell>
              <table:table-cell office:value-type="float" office:value="0.553725">
                <text:p>0.553725</text:p>
              </table:table-cell>
              <table:table-cell office:value-type="float" office:value="0.953506">
                <text:p>0.953506</text:p>
              </table:table-cell>
              <table:table-cell office:value-type="float" office:value="0.282142">
                <text:p>0.282142</text:p>
              </table:table-cell>
              <table:table-cell office:value-type="float" office:value="0.187464">
                <text:p>0.187464</text:p>
              </table:table-cell>
              <table:table-cell office:value-type="float" office:value="0.026801">
                <text:p>0.026801</text:p>
              </table:table-cell>
              <table:table-cell office:value-type="float" office:value="0.019227">
                <text:p>0.019227</text:p>
              </table:table-cell>
              <table:table-cell office:value-type="float" office:value="0.002096">
                <text:p>0.0020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31620">
                <text:p>31620</text:p>
              </table:table-cell>
              <table:table-cell office:value-type="float" office:value="0.815756">
                <text:p>0.815756</text:p>
              </table:table-cell>
              <table:table-cell office:value-type="float" office:value="1.347006">
                <text:p>1.347006</text:p>
              </table:table-cell>
              <table:table-cell office:value-type="float" office:value="0.430792">
                <text:p>0.430792</text:p>
              </table:table-cell>
              <table:table-cell office:value-type="float" office:value="0.298247">
                <text:p>0.298247</text:p>
              </table:table-cell>
              <table:table-cell office:value-type="float" office:value="0.040179">
                <text:p>0.040179</text:p>
              </table:table-cell>
              <table:table-cell office:value-type="float" office:value="0.030313">
                <text:p>0.030313</text:p>
              </table:table-cell>
              <table:table-cell office:value-type="float" office:value="0.003272">
                <text:p>0.0032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46420">
                <text:p>46420</text:p>
              </table:table-cell>
              <table:table-cell office:value-type="float" office:value="1.191871">
                <text:p>1.191871</text:p>
              </table:table-cell>
              <table:table-cell office:value-type="float" office:value="1.973125">
                <text:p>1.973125</text:p>
              </table:table-cell>
              <table:table-cell office:value-type="float" office:value="0.680612">
                <text:p>0.680612</text:p>
              </table:table-cell>
              <table:table-cell office:value-type="float" office:value="0.385367">
                <text:p>0.385367</text:p>
              </table:table-cell>
              <table:table-cell office:value-type="float" office:value="0.056503">
                <text:p>0.056503</text:p>
              </table:table-cell>
              <table:table-cell office:value-type="float" office:value="0.036531">
                <text:p>0.036531</text:p>
              </table:table-cell>
              <table:table-cell office:value-type="float" office:value="0.00498">
                <text:p>0.004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68130">
                <text:p>68130</text:p>
              </table:table-cell>
              <table:table-cell office:value-type="float" office:value="1.823796">
                <text:p>1.823796</text:p>
              </table:table-cell>
              <table:table-cell office:value-type="float" office:value="2.91172">
                <text:p>2.91172</text:p>
              </table:table-cell>
              <table:table-cell office:value-type="float" office:value="0.94503">
                <text:p>0.94503</text:p>
              </table:table-cell>
              <table:table-cell office:value-type="float" office:value="0.559199">
                <text:p>0.559199</text:p>
              </table:table-cell>
              <table:table-cell office:value-type="float" office:value="0.090129">
                <text:p>0.090129</text:p>
              </table:table-cell>
              <table:table-cell office:value-type="float" office:value="0.055019">
                <text:p>0.055019</text:p>
              </table:table-cell>
              <table:table-cell office:value-type="float" office:value="0.003384">
                <text:p>0.0033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00000">
                <text:p>100000</text:p>
              </table:table-cell>
              <table:table-cell office:value-type="float" office:value="2.762073">
                <text:p>2.762073</text:p>
              </table:table-cell>
              <table:table-cell office:value-type="float" office:value="4.43594">
                <text:p>4.43594</text:p>
              </table:table-cell>
              <table:table-cell office:value-type="float" office:value="1.51874">
                <text:p>1.51874</text:p>
              </table:table-cell>
              <table:table-cell office:value-type="float" office:value="0.916459">
                <text:p>0.916459</text:p>
              </table:table-cell>
              <table:table-cell office:value-type="float" office:value="0.128949">
                <text:p>0.128949</text:p>
              </table:table-cell>
              <table:table-cell office:value-type="float" office:value="0.08824">
                <text:p>0.08824</text:p>
              </table:table-cell>
              <table:table-cell office:value-type="float" office:value="0.004846">
                <text:p>0.0048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146780">
                <text:p>146780</text:p>
              </table:table-cell>
              <table:table-cell office:value-type="float" office:value="4.110824">
                <text:p>4.110824</text:p>
              </table:table-cell>
              <table:table-cell office:value-type="float" office:value="6.213946">
                <text:p>6.213946</text:p>
              </table:table-cell>
              <table:table-cell office:value-type="float" office:value="2.066227">
                <text:p>2.066227</text:p>
              </table:table-cell>
              <table:table-cell office:value-type="float" office:value="1.117328">
                <text:p>1.117328</text:p>
              </table:table-cell>
              <table:table-cell office:value-type="float" office:value="0.201717">
                <text:p>0.201717</text:p>
              </table:table-cell>
              <table:table-cell office:value-type="float" office:value="0.126505">
                <text:p>0.126505</text:p>
              </table:table-cell>
              <table:table-cell office:value-type="float" office:value="0.007144">
                <text:p>0.0071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215440">
                <text:p>215440</text:p>
              </table:table-cell>
              <table:table-cell office:value-type="float" office:value="8.942167">
                <text:p>8.942167</text:p>
              </table:table-cell>
              <table:table-cell office:value-type="float" office:value="9.23194">
                <text:p>9.23194</text:p>
              </table:table-cell>
              <table:table-cell office:value-type="float" office:value="5.187379">
                <text:p>5.187379</text:p>
              </table:table-cell>
              <table:table-cell office:value-type="float" office:value="3.653696">
                <text:p>3.653696</text:p>
              </table:table-cell>
              <table:table-cell office:value-type="float" office:value="0.292234">
                <text:p>0.292234</text:p>
              </table:table-cell>
              <table:table-cell office:value-type="float" office:value="0.202455">
                <text:p>0.202455</text:p>
              </table:table-cell>
              <table:table-cell office:value-type="float" office:value="0.010394">
                <text:p>0.0103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316230">
                <text:p>316230</text:p>
              </table:table-cell>
              <table:table-cell office:value-type="float" office:value="8.55837">
                <text:p>8.55837</text:p>
              </table:table-cell>
              <table:table-cell office:value-type="float" office:value="13.628646">
                <text:p>13.628646</text:p>
              </table:table-cell>
              <table:table-cell office:value-type="float" office:value="4.494458">
                <text:p>4.494458</text:p>
              </table:table-cell>
              <table:table-cell office:value-type="float" office:value="2.464725">
                <text:p>2.464725</text:p>
              </table:table-cell>
              <table:table-cell office:value-type="float" office:value="0.446745">
                <text:p>0.446745</text:p>
              </table:table-cell>
              <table:table-cell office:value-type="float" office:value="0.274967">
                <text:p>0.274967</text:p>
              </table:table-cell>
              <table:table-cell office:value-type="float" office:value="0.015166">
                <text:p>0.0151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464160">
                <text:p>464160</text:p>
              </table:table-cell>
              <table:table-cell office:value-type="float" office:value="16.504668">
                <text:p>16.504668</text:p>
              </table:table-cell>
              <table:table-cell office:value-type="float" office:value="19.967465">
                <text:p>19.967465</text:p>
              </table:table-cell>
              <table:table-cell office:value-type="float" office:value="7.036547">
                <text:p>7.036547</text:p>
              </table:table-cell>
              <table:table-cell office:value-type="float" office:value="3.461819">
                <text:p>3.461819</text:p>
              </table:table-cell>
              <table:table-cell office:value-type="float" office:value="0.887514">
                <text:p>0.887514</text:p>
              </table:table-cell>
              <table:table-cell office:value-type="float" office:value="0.451432">
                <text:p>0.451432</text:p>
              </table:table-cell>
              <table:table-cell office:value-type="float" office:value="0.022357">
                <text:p>0.0223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681290">
                <text:p>681290</text:p>
              </table:table-cell>
              <table:table-cell office:value-type="float" office:value="21.452514">
                <text:p>21.452514</text:p>
              </table:table-cell>
              <table:table-cell office:value-type="float" office:value="29.316144">
                <text:p>29.316144</text:p>
              </table:table-cell>
              <table:table-cell office:value-type="float" office:value="12.181159">
                <text:p>12.181159</text:p>
              </table:table-cell>
              <table:table-cell office:value-type="float" office:value="8.04306">
                <text:p>8.04306</text:p>
              </table:table-cell>
              <table:table-cell office:value-type="float" office:value="1.214438">
                <text:p>1.214438</text:p>
              </table:table-cell>
              <table:table-cell office:value-type="float" office:value="0.60645">
                <text:p>0.60645</text:p>
              </table:table-cell>
              <table:table-cell office:value-type="float" office:value="0.035525">
                <text:p>0.0355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36.976641">
                <text:p>36.976641</text:p>
              </table:table-cell>
              <table:table-cell office:value-type="float" office:value="43.958059">
                <text:p>43.958059</text:p>
              </table:table-cell>
              <table:table-cell office:value-type="float" office:value="21.595573">
                <text:p>21.595573</text:p>
              </table:table-cell>
              <table:table-cell office:value-type="float" office:value="8.517914">
                <text:p>8.517914</text:p>
              </table:table-cell>
              <table:table-cell office:value-type="float" office:value="1.811862">
                <text:p>1.811862</text:p>
              </table:table-cell>
              <table:table-cell office:value-type="float" office:value="0.931013">
                <text:p>0.931013</text:p>
              </table:table-cell>
              <table:table-cell office:value-type="float" office:value="0.050531">
                <text:p>0.0505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1467800">
                <text:p>1467800</text:p>
              </table:table-cell>
              <table:table-cell office:value-type="float" office:value="54.237361">
                <text:p>54.237361</text:p>
              </table:table-cell>
              <table:table-cell office:value-type="float" office:value="63.778126">
                <text:p>63.778126</text:p>
              </table:table-cell>
              <table:table-cell office:value-type="float" office:value="32.126088">
                <text:p>32.126088</text:p>
              </table:table-cell>
              <table:table-cell office:value-type="float" office:value="18.266388">
                <text:p>18.266388</text:p>
              </table:table-cell>
              <table:table-cell office:value-type="float" office:value="2.469539">
                <text:p>2.469539</text:p>
              </table:table-cell>
              <table:table-cell office:value-type="float" office:value="2.987056">
                <text:p>2.987056</text:p>
              </table:table-cell>
              <table:table-cell office:value-type="float" office:value="0.070729">
                <text:p>0.0707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2154430">
                <text:p>2154430</text:p>
              </table:table-cell>
              <table:table-cell office:value-type="float" office:value="98.178889">
                <text:p>98.178889</text:p>
              </table:table-cell>
              <table:table-cell office:value-type="float" office:value="95.897781">
                <text:p>95.897781</text:p>
              </table:table-cell>
              <table:table-cell office:value-type="float" office:value="48.853158">
                <text:p>48.853158</text:p>
              </table:table-cell>
              <table:table-cell office:value-type="float" office:value="29.623851">
                <text:p>29.623851</text:p>
              </table:table-cell>
              <table:table-cell office:value-type="float" office:value="8.582819">
                <text:p>8.582819</text:p>
              </table:table-cell>
              <table:table-cell office:value-type="float" office:value="2.222815">
                <text:p>2.222815</text:p>
              </table:table-cell>
              <table:table-cell office:value-type="float" office:value="0.1062">
                <text:p>0.10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3162280">
                <text:p>3162280</text:p>
              </table:table-cell>
              <table:table-cell office:value-type="float" office:value="NaN">
                <text:p>NaN</text:p>
              </table:table-cell>
              <table:table-cell office:value-type="float" office:value="137.34436">
                <text:p>137.34436</text:p>
              </table:table-cell>
              <table:table-cell office:value-type="float" office:value="NaN">
                <text:p>NaN</text:p>
              </table:table-cell>
              <table:table-cell office:value-type="float" office:value="62.987177">
                <text:p>62.987177</text:p>
              </table:table-cell>
              <table:table-cell office:value-type="float" office:value="6.187119">
                <text:p>6.187119</text:p>
              </table:table-cell>
              <table:table-cell office:value-type="float" office:value="3.744204">
                <text:p>3.744204</text:p>
              </table:table-cell>
              <table:table-cell office:value-type="float" office:value="0.154307">
                <text:p>0.1543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4641590">
                <text:p>4641590</text:p>
              </table:table-cell>
              <table:table-cell office:value-type="float" office:value="NaN">
                <text:p>NaN</text:p>
              </table:table-cell>
              <table:table-cell office:value-type="float" office:value="203.152437">
                <text:p>203.152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657234">
                <text:p>19.657234</text:p>
              </table:table-cell>
              <table:table-cell office:value-type="float" office:value="8.032599">
                <text:p>8.032599</text:p>
              </table:table-cell>
              <table:table-cell office:value-type="float" office:value="0.390721">
                <text:p>0.3907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6812920">
                <text:p>6812920</text:p>
              </table:table-cell>
              <table:table-cell office:value-type="float" office:value="NaN">
                <text:p>NaN</text:p>
              </table:table-cell>
              <table:table-cell office:value-type="float" office:value="299.087728">
                <text:p>299.087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768918">
                <text:p>33.768918</text:p>
              </table:table-cell>
              <table:table-cell office:value-type="float" office:value="11.65237">
                <text:p>11.65237</text:p>
              </table:table-cell>
              <table:table-cell office:value-type="float" office:value="0.336806">
                <text:p>0.3368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10000000">
                <text:p>10000000</text:p>
              </table:table-cell>
              <table:table-cell office:value-type="float" office:value="NaN">
                <text:p>NaN</text:p>
              </table:table-cell>
              <table:table-cell office:value-type="float" office:value="438.232329">
                <text:p>438.232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68543">
                <text:p>16.468543</text:p>
              </table:table-cell>
              <table:table-cell office:value-type="float" office:value="0.503447">
                <text:p>0.5034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